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Google Sans Text" svg:font-family="Google Sans Text" style:font-family-generic="system" style:font-pitch="variable"/>
    <style:font-face style:name="Google Sans" svg:font-family="Google 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margin-top="0in" fo:margin-bottom="0.0833in" fo:line-height="113%" style:page-number="1"/>
    </style:style>
    <style:style style:name="T2" style:parent-style-name="Fuentedepárrafopredeter." style:family="text">
      <style:text-properties style:font-name="Google Sans Text" style:font-name-asian="Google Sans Text" style:font-name-complex="Google Sans Text" fo:color="#1B1C1D" fo:font-size="16pt" style:font-size-asian="16pt" style:font-size-complex="16pt"/>
    </style:style>
    <style:style style:name="P3" style:parent-style-name="Standard" style:family="paragraph">
      <style:paragraph-properties fo:line-height="113%"/>
    </style:style>
    <style:style style:name="T4" style:parent-style-name="Fuentedepárrafopredeter." style:family="text">
      <style:text-properties style:font-name="Google Sans Text" style:font-name-asian="Google Sans Text" style:font-name-complex="Google Sans Text" fo:language="es" fo:country="AR"/>
    </style:style>
    <style:style style:name="P5" style:parent-style-name="Standard" style:family="paragraph">
      <style:paragraph-properties fo:line-height="113%"/>
    </style:style>
    <style:style style:name="T6" style:parent-style-name="Fuentedepárrafopredeter." style:family="text">
      <style:text-properties style:font-name="Google Sans Text" style:font-name-asian="Google Sans Text" style:font-name-complex="Google Sans Text" fo:language="es" fo:country="AR"/>
    </style:style>
    <style:style style:name="P7" style:parent-style-name="Título3" style:family="paragraph">
      <style:paragraph-properties fo:margin-top="0in" fo:margin-bottom="0.0833in" fo:line-height="113%"/>
    </style:style>
    <style:style style:name="T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9" style:parent-style-name="Standard" style:family="paragraph">
      <style:paragraph-properties fo:margin-bottom="0.1666in" fo:line-height="113%"/>
    </style:style>
    <style:style style:name="T1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1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3" style:parent-style-name="Standard" style:family="paragraph">
      <style:paragraph-properties fo:margin-bottom="0.1666in" fo:line-height="113%"/>
    </style:style>
    <style:style style:name="T1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5" style:parent-style-name="Título3" style:family="paragraph">
      <style:paragraph-properties fo:margin-top="0in" fo:margin-bottom="0.0833in" fo:line-height="113%"/>
    </style:style>
    <style:style style:name="T1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 style:parent-style-name="Standard" style:family="paragraph">
      <style:paragraph-properties fo:margin-bottom="0.1666in" fo:line-height="113%"/>
    </style:style>
    <style:style style:name="T1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1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1" style:parent-style-name="Standard" style:family="paragraph">
      <style:paragraph-properties fo:margin-bottom="0.0833in" fo:line-height="113%"/>
    </style:style>
    <style:style style:name="T2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2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5" style:parent-style-name="Standard" style:family="paragraph">
      <style:paragraph-properties fo:line-height="113%"/>
    </style:style>
    <style:style style:name="T2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7" style:parent-style-name="Standard" style:family="paragraph">
      <style:paragraph-properties fo:line-height="113%"/>
    </style:style>
    <style:style style:name="T2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9" style:parent-style-name="Standard" style:family="paragraph">
      <style:paragraph-properties fo:line-height="113%"/>
    </style:style>
    <style:style style:name="T3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31" style:parent-style-name="Standard" style:family="paragraph">
      <style:paragraph-properties fo:line-height="113%"/>
    </style:style>
    <style:style style:name="T3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33" style:parent-style-name="Standard" style:family="paragraph">
      <style:paragraph-properties fo:margin-bottom="0.0833in" fo:line-height="113%"/>
    </style:style>
    <style:style style:name="T3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35" style:parent-style-name="Título3" style:family="paragraph">
      <style:paragraph-properties fo:margin-top="0.0833in" fo:margin-bottom="0.0833in" fo:line-height="113%"/>
    </style:style>
    <style:style style:name="T3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7" style:parent-style-name="Standard" style:family="paragraph">
      <style:paragraph-properties fo:margin-bottom="0.1666in" fo:line-height="113%"/>
    </style:style>
    <style:style style:name="T3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3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1" style:parent-style-name="Standard" style:family="paragraph">
      <style:paragraph-properties fo:margin-bottom="0.0833in" fo:line-height="113%"/>
    </style:style>
    <style:style style:name="T4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P43" style:parent-style-name="Standard" style:family="paragraph">
      <style:paragraph-properties fo:line-height="113%"/>
    </style:style>
    <style:style style:name="T4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6" style:parent-style-name="Standard" style:family="paragraph">
      <style:paragraph-properties fo:line-height="113%"/>
    </style:style>
    <style:style style:name="T4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4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5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51" style:parent-style-name="Standard" style:family="paragraph">
      <style:paragraph-properties fo:line-height="113%"/>
    </style:style>
    <style:style style:name="T5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5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54" style:parent-style-name="Standard" style:family="paragraph">
      <style:paragraph-properties fo:line-height="113%"/>
    </style:style>
    <style:style style:name="T5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5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57" style:parent-style-name="Standard" style:family="paragraph">
      <style:paragraph-properties fo:line-height="113%"/>
    </style:style>
    <style:style style:name="T5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59"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60" style:parent-style-name="Standard" style:family="paragraph">
      <style:paragraph-properties fo:line-height="113%"/>
    </style:style>
    <style:style style:name="T6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6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6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64" style:parent-style-name="Standard" style:family="paragraph">
      <style:paragraph-properties fo:line-height="113%"/>
    </style:style>
    <style:style style:name="T6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6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67" style:parent-style-name="Standard" style:family="paragraph">
      <style:paragraph-properties fo:line-height="113%"/>
    </style:style>
    <style:style style:name="T6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69"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70" style:parent-style-name="Standard" style:family="paragraph">
      <style:paragraph-properties fo:line-height="113%"/>
    </style:style>
    <style:style style:name="T7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7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73" style:parent-style-name="Standard" style:family="paragraph">
      <style:paragraph-properties fo:line-height="113%"/>
    </style:style>
    <style:style style:name="T7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7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76" style:parent-style-name="Standard" style:family="paragraph">
      <style:paragraph-properties fo:line-height="113%"/>
    </style:style>
    <style:style style:name="T7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7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79" style:parent-style-name="Standard" style:family="paragraph">
      <style:paragraph-properties fo:line-height="113%"/>
    </style:style>
    <style:style style:name="T8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81"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82" style:parent-style-name="Standard" style:family="paragraph">
      <style:paragraph-properties fo:line-height="113%"/>
    </style:style>
    <style:style style:name="T8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8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85" style:parent-style-name="Standard" style:family="paragraph">
      <style:paragraph-properties fo:line-height="113%"/>
    </style:style>
    <style:style style:name="T8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87"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88" style:parent-style-name="Standard" style:family="paragraph">
      <style:paragraph-properties fo:margin-bottom="0.0833in" fo:line-height="113%"/>
    </style:style>
    <style:style style:name="T8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9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91"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9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9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9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9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96" style:parent-style-name="Standard" style:family="paragraph">
      <style:paragraph-properties fo:margin-bottom="0.0833in" fo:line-height="113%"/>
    </style:style>
    <style:style style:name="T9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9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99" style:parent-style-name="Standard" style:family="paragraph">
      <style:paragraph-properties fo:margin-top="0.0833in" fo:line-height="113%"/>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P100" style:parent-style-name="Standard" style:family="paragraph">
      <style:paragraph-properties fo:line-height="113%"/>
    </style:style>
    <style:style style:name="T101" style:parent-style-name="Fuentedepárrafopredeter." style:family="text">
      <style:text-properties style:font-name="Google Sans Text" style:font-name-asian="Google Sans Text" style:font-name-complex="Google Sans Text" fo:language="es" fo:country="AR"/>
    </style:style>
    <style:style style:name="P102" style:parent-style-name="Título2" style:family="paragraph">
      <style:paragraph-properties fo:margin-top="0.0833in" fo:margin-bottom="0.0833in" fo:line-height="113%"/>
    </style:style>
    <style:style style:name="T103" style:parent-style-name="Fuentedepárrafopredeter." style:family="text">
      <style:text-properties style:font-name="Google Sans" style:font-name-asian="Google Sans" style:font-name-complex="Google Sans" fo:color="#1B1C1D" fo:font-size="15pt" style:font-size-asian="15pt" style:font-size-complex="15pt"/>
    </style:style>
    <style:style style:name="P104" style:parent-style-name="Standard" style:family="paragraph">
      <style:paragraph-properties fo:margin-bottom="0.0833in" fo:line-height="113%" fo:text-indent="0.0729in"/>
    </style:style>
    <style:style style:name="T10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06" style:parent-style-name="Standard" style:family="paragraph">
      <style:paragraph-properties fo:line-height="113%"/>
    </style:style>
    <style:style style:name="T10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0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09" style:parent-style-name="Standard" style:family="paragraph">
      <style:paragraph-properties fo:line-height="113%"/>
    </style:style>
    <style:style style:name="T11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11" style:parent-style-name="Standard" style:family="paragraph">
      <style:paragraph-properties fo:line-height="113%"/>
    </style:style>
    <style:style style:name="T11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1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14" style:parent-style-name="Standard" style:family="paragraph">
      <style:paragraph-properties fo:line-height="113%"/>
    </style:style>
    <style:style style:name="T11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16" style:parent-style-name="Standard" style:family="paragraph">
      <style:paragraph-properties fo:line-height="113%"/>
    </style:style>
    <style:style style:name="T11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1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19" style:parent-style-name="Standard" style:family="paragraph">
      <style:paragraph-properties fo:line-height="113%"/>
    </style:style>
    <style:style style:name="T12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21" style:parent-style-name="Standard" style:family="paragraph">
      <style:paragraph-properties fo:line-height="113%"/>
    </style:style>
    <style:style style:name="T12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12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2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12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2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27" style:parent-style-name="Standard" style:family="paragraph">
      <style:paragraph-properties fo:line-height="113%"/>
    </style:style>
    <style:style style:name="T12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29"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30" style:parent-style-name="Standard" style:family="paragraph">
      <style:paragraph-properties fo:margin-bottom="0.0833in" fo:line-height="113%"/>
    </style:style>
    <style:style style:name="T131"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13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3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34" style:parent-style-name="Título3" style:family="paragraph">
      <style:paragraph-properties fo:margin-top="0.0833in" fo:margin-bottom="0.0833in" fo:line-height="113%"/>
    </style:style>
    <style:style style:name="T13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36" style:parent-style-name="Standard" style:family="paragraph">
      <style:paragraph-properties fo:margin-bottom="0.0833in" fo:line-height="113%"/>
    </style:style>
    <style:style style:name="T137"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38" style:parent-style-name="Párrafodelista" style:family="paragraph">
      <style:paragraph-properties fo:line-height="113%"/>
    </style:style>
    <style:style style:name="T13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4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4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42" style:parent-style-name="Standard" style:family="paragraph">
      <style:paragraph-properties fo:line-height="113%"/>
    </style:style>
    <style:style style:name="T14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4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45" style:parent-style-name="Standard" style:family="paragraph">
      <style:paragraph-properties fo:line-height="113%"/>
    </style:style>
    <style:style style:name="T14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47" style:parent-style-name="Standard" style:family="paragraph">
      <style:paragraph-properties fo:line-height="113%"/>
    </style:style>
    <style:style style:name="T14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49" style:parent-style-name="Standard" style:family="paragraph">
      <style:paragraph-properties fo:line-height="113%"/>
    </style:style>
    <style:style style:name="T15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51" style:parent-style-name="Standard" style:family="paragraph">
      <style:paragraph-properties fo:line-height="113%"/>
    </style:style>
    <style:style style:name="T15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53" style:parent-style-name="Standard" style:family="paragraph">
      <style:paragraph-properties fo:line-height="113%"/>
    </style:style>
    <style:style style:name="T15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15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56" style:parent-style-name="Standard" style:family="paragraph">
      <style:paragraph-properties fo:line-height="113%"/>
    </style:style>
    <style:style style:name="T15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P158" style:parent-style-name="Standard" style:family="paragraph">
      <style:paragraph-properties fo:line-height="113%"/>
    </style:style>
    <style:style style:name="T159"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60" style:parent-style-name="Standard" style:family="paragraph">
      <style:paragraph-properties fo:line-height="113%"/>
    </style:style>
    <style:style style:name="T161"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62" style:parent-style-name="Standard" style:family="paragraph">
      <style:paragraph-properties fo:line-height="113%"/>
    </style:style>
    <style:style style:name="T16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64" style:parent-style-name="Standard" style:family="paragraph">
      <style:paragraph-properties fo:line-height="113%"/>
    </style:style>
    <style:style style:name="T16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66" style:parent-style-name="Standard" style:family="paragraph">
      <style:paragraph-properties fo:line-height="113%"/>
    </style:style>
    <style:style style:name="T16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P168" style:parent-style-name="Standard" style:family="paragraph">
      <style:paragraph-properties fo:line-height="113%"/>
    </style:style>
    <style:style style:name="T169"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70" style:parent-style-name="Standard" style:family="paragraph">
      <style:paragraph-properties fo:margin-bottom="0.0833in" fo:line-height="113%"/>
    </style:style>
    <style:style style:name="T171"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172" style:parent-style-name="Standard" style:family="paragraph">
      <style:paragraph-properties fo:line-height="113%"/>
    </style:style>
    <style:style style:name="T17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4" style:parent-style-name="Título3" style:family="paragraph">
      <style:paragraph-properties fo:margin-top="0.0833in" fo:margin-bottom="0.0833in" fo:line-height="113%"/>
    </style:style>
    <style:style style:name="T17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6" style:parent-style-name="Standard" style:family="paragraph">
      <style:paragraph-properties fo:margin-bottom="0.1666in" fo:line-height="113%"/>
      <style:text-properties style:font-name="Google Sans Text" style:font-name-asian="Google Sans Text" style:font-name-complex="Google Sans Text" fo:color="#1B1C1D" fo:font-size="12pt" style:font-size-asian="12pt" style:font-size-complex="12pt" fo:language="es" fo:country="AR"/>
    </style:style>
    <style:style style:name="P177" style:parent-style-name="Título3" style:family="paragraph">
      <style:paragraph-properties fo:margin-top="0in" fo:margin-bottom="0.0833in" fo:line-height="113%"/>
    </style:style>
    <style:style style:name="T178" style:parent-style-name="Fuentedepárrafopredeter." style:family="text">
      <style:text-properties style:font-name="Google Sans" style:font-name-asian="Google Sans" style:font-name-complex="Google Sans" fo:color="#1B1C1D" fo:font-size="12pt" style:font-size-asian="12pt" style:font-size-complex="12pt"/>
    </style:style>
    <style:style style:name="P179" style:parent-style-name="Standard" style:family="paragraph">
      <style:paragraph-properties fo:margin-bottom="0.0833in" fo:line-height="113%"/>
    </style:style>
    <style:style style:name="T18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81" style:parent-style-name="Standard" style:family="paragraph">
      <style:paragraph-properties fo:line-height="113%"/>
    </style:style>
    <style:style style:name="T18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8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84" style:parent-style-name="Standard" style:family="paragraph">
      <style:paragraph-properties fo:line-height="113%" fo:margin-left="0.6041in">
        <style:tab-stops/>
      </style:paragraph-properties>
    </style:style>
    <style:style style:name="T18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86" style:parent-style-name="Fuentedepárrafopredeter." style:family="text">
      <style:text-properties fo:color="#000000"/>
    </style:style>
    <style:style style:name="T18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8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8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9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9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9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9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9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95" style:parent-style-name="Standard" style:family="paragraph">
      <style:paragraph-properties fo:line-height="113%"/>
    </style:style>
    <style:style style:name="T19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9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98" style:parent-style-name="Standard" style:family="paragraph">
      <style:paragraph-properties fo:margin-bottom="0.0833in" fo:line-height="113%"/>
    </style:style>
    <style:style style:name="T19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0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0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02" style:parent-style-name="Título3" style:family="paragraph">
      <style:paragraph-properties fo:margin-top="0.0833in" fo:margin-bottom="0.0833in" fo:line-height="113%"/>
    </style:style>
    <style:style style:name="T203" style:parent-style-name="Fuentedepárrafopredeter." style:family="text">
      <style:text-properties style:font-name="Google Sans" style:font-name-asian="Google Sans" style:font-name-complex="Google Sans" fo:color="#1B1C1D" fo:font-size="12pt" style:font-size-asian="12pt" style:font-size-complex="12pt"/>
    </style:style>
    <style:style style:name="P204" style:parent-style-name="Standard" style:family="paragraph">
      <style:paragraph-properties fo:margin-bottom="0.0833in" fo:line-height="113%"/>
    </style:style>
    <style:style style:name="T20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06" style:parent-style-name="Standard" style:family="paragraph">
      <style:paragraph-properties fo:line-height="113%" fo:margin-left="0.3333in">
        <style:tab-stops>
          <style:tab-stop style:type="left" style:position="-0.0833in"/>
        </style:tab-stops>
      </style:paragraph-properties>
    </style:style>
    <style:style style:name="T20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208" style:parent-style-name="Standard" style:family="paragraph">
      <style:paragraph-properties fo:line-height="113%" fo:margin-left="0.6145in">
        <style:tab-stops/>
      </style:paragraph-properties>
    </style:style>
    <style:style style:name="T20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10" style:parent-style-name="Standard" style:family="paragraph">
      <style:paragraph-properties fo:line-height="113%" fo:margin-left="0.6145in">
        <style:tab-stops/>
      </style:paragraph-properties>
    </style:style>
    <style:style style:name="T21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12" style:parent-style-name="Standard" style:family="paragraph">
      <style:paragraph-properties fo:line-height="113%" fo:margin-left="0.6145in">
        <style:tab-stops/>
      </style:paragraph-properties>
    </style:style>
    <style:style style:name="T21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14" style:parent-style-name="Standard" style:family="paragraph">
      <style:paragraph-properties fo:line-height="113%"/>
    </style:style>
    <style:style style:name="T21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216" style:parent-style-name="Standard" style:family="paragraph">
      <style:paragraph-properties fo:line-height="113%"/>
    </style:style>
    <style:style style:name="T21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18" style:parent-style-name="Standard" style:family="paragraph">
      <style:paragraph-properties fo:line-height="113%"/>
    </style:style>
    <style:style style:name="T21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0" style:parent-style-name="Standard" style:family="paragraph">
      <style:paragraph-properties fo:margin-bottom="0.0833in" fo:line-height="113%"/>
    </style:style>
    <style:style style:name="T22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2" style:parent-style-name="Título3" style:family="paragraph">
      <style:paragraph-properties fo:margin-top="0.0833in" fo:margin-bottom="0.0833in" fo:line-height="113%"/>
    </style:style>
    <style:style style:name="T223" style:parent-style-name="Fuentedepárrafopredeter." style:family="text">
      <style:text-properties style:font-name="Google Sans" style:font-name-asian="Google Sans" style:font-name-complex="Google Sans" fo:color="#1B1C1D" fo:font-size="12pt" style:font-size-asian="12pt" style:font-size-complex="12pt"/>
    </style:style>
    <style:style style:name="P224" style:parent-style-name="Standard" style:family="paragraph">
      <style:paragraph-properties fo:margin-bottom="0.0833in" fo:line-height="113%"/>
    </style:style>
    <style:style style:name="T22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6" style:parent-style-name="Standard" style:family="paragraph">
      <style:paragraph-properties fo:line-height="113%"/>
    </style:style>
    <style:style style:name="T22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8" style:parent-style-name="Standard" style:family="paragraph">
      <style:paragraph-properties fo:line-height="113%"/>
    </style:style>
    <style:style style:name="T22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0" style:parent-style-name="Standard" style:family="paragraph">
      <style:paragraph-properties fo:line-height="113%"/>
    </style:style>
    <style:style style:name="T23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2" style:parent-style-name="Standard" style:family="paragraph">
      <style:paragraph-properties fo:line-height="113%"/>
    </style:style>
    <style:style style:name="T23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4" style:parent-style-name="Standard" style:family="paragraph">
      <style:paragraph-properties fo:line-height="113%"/>
    </style:style>
    <style:style style:name="T23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6" style:parent-style-name="Standard" style:family="paragraph">
      <style:paragraph-properties fo:line-height="113%"/>
    </style:style>
    <style:style style:name="T23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8" style:parent-style-name="Standard" style:family="paragraph">
      <style:paragraph-properties fo:line-height="113%"/>
    </style:style>
    <style:style style:name="T23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0" style:parent-style-name="Standard" style:family="paragraph">
      <style:paragraph-properties fo:line-height="113%"/>
    </style:style>
    <style:style style:name="T24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2" style:parent-style-name="Standard" style:family="paragraph">
      <style:paragraph-properties fo:line-height="113%"/>
    </style:style>
    <style:style style:name="T24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4" style:parent-style-name="Standard" style:family="paragraph">
      <style:paragraph-properties fo:line-height="113%"/>
    </style:style>
    <style:style style:name="T24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6" style:parent-style-name="Standard" style:family="paragraph">
      <style:paragraph-properties fo:line-height="113%"/>
    </style:style>
    <style:style style:name="T24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8" style:parent-style-name="Standard" style:family="paragraph">
      <style:paragraph-properties fo:line-height="113%"/>
    </style:style>
    <style:style style:name="T24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50" style:parent-style-name="Standard" style:family="paragraph">
      <style:paragraph-properties fo:line-height="113%"/>
    </style:style>
    <style:style style:name="T25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52" style:parent-style-name="Standard" style:family="paragraph">
      <style:paragraph-properties fo:margin-bottom="0.0833in" fo:line-height="113%"/>
    </style:style>
    <style:style style:name="T25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54" style:parent-style-name="Título3" style:family="paragraph">
      <style:paragraph-properties fo:margin-top="0in" fo:margin-bottom="0.0833in" fo:line-height="113%"/>
    </style:style>
    <style:style style:name="T25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56" style:parent-style-name="Standard" style:family="paragraph">
      <style:paragraph-properties fo:margin-bottom="0.0833in" fo:line-height="113%"/>
    </style:style>
    <style:style style:name="T257"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58" style:parent-style-name="Standard" style:family="paragraph">
      <style:paragraph-properties fo:line-height="113%"/>
    </style:style>
    <style:style style:name="T25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6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61" style:parent-style-name="Standard" style:family="paragraph">
      <style:paragraph-properties fo:line-height="113%"/>
    </style:style>
    <style:style style:name="T26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6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64" style:parent-style-name="Standard" style:family="paragraph">
      <style:paragraph-properties fo:line-height="113%"/>
    </style:style>
    <style:style style:name="T26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6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67" style:parent-style-name="Standard" style:family="paragraph">
      <style:paragraph-properties fo:line-height="113%"/>
    </style:style>
    <style:style style:name="T26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69"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70" style:parent-style-name="Standard" style:family="paragraph">
      <style:paragraph-properties fo:line-height="113%"/>
    </style:style>
    <style:style style:name="T27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7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73" style:parent-style-name="Standard" style:family="paragraph">
      <style:paragraph-properties fo:line-height="113%"/>
    </style:style>
    <style:style style:name="T27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7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27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77"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78" style:parent-style-name="Standard" style:family="paragraph">
      <style:paragraph-properties fo:line-height="113%"/>
    </style:style>
    <style:style style:name="T27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8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81" style:parent-style-name="Standard" style:family="paragraph">
      <style:paragraph-properties fo:line-height="113%"/>
    </style:style>
    <style:style style:name="T28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28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8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85" style:parent-style-name="Standard" style:family="paragraph">
      <style:paragraph-properties fo:margin-bottom="0.0833in" fo:line-height="113%"/>
    </style:style>
    <style:style style:name="T28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28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28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289" style:parent-style-name="Standard" style:family="paragraph">
      <style:paragraph-properties fo:line-height="113%"/>
    </style:style>
    <style:style style:name="T29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291" style:parent-style-name="Standard" style:family="paragraph">
      <style:paragraph-properties fo:line-height="113%"/>
    </style:style>
    <style:style style:name="T29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3" style:parent-style-name="Standard" style:family="paragraph">
      <style:paragraph-properties fo:line-height="113%"/>
    </style:style>
    <style:style style:name="T29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5" style:parent-style-name="Standard" style:family="paragraph">
      <style:paragraph-properties fo:line-height="113%"/>
    </style:style>
    <style:style style:name="T29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7" style:parent-style-name="Standard" style:family="paragraph">
      <style:paragraph-properties fo:line-height="113%"/>
    </style:style>
    <style:style style:name="T29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9" style:parent-style-name="Standard" style:family="paragraph">
      <style:paragraph-properties fo:line-height="113%"/>
    </style:style>
    <style:style style:name="T30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01" style:parent-style-name="Standard" style:family="paragraph">
      <style:paragraph-properties fo:line-height="113%"/>
    </style:style>
    <style:style style:name="T30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03" style:parent-style-name="Standard" style:family="paragraph">
      <style:paragraph-properties fo:line-height="113%"/>
    </style:style>
    <style:style style:name="T30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0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06" style:parent-style-name="Standard" style:family="paragraph">
      <style:paragraph-properties fo:line-height="113%"/>
    </style:style>
    <style:style style:name="T30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308" style:parent-style-name="Standard" style:family="paragraph">
      <style:paragraph-properties fo:line-height="113%"/>
    </style:style>
    <style:style style:name="T30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1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1" style:parent-style-name="Standard" style:family="paragraph">
      <style:paragraph-properties fo:line-height="113%"/>
    </style:style>
    <style:style style:name="T31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1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31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5" style:parent-style-name="Standard" style:family="paragraph">
      <style:paragraph-properties fo:line-height="113%"/>
    </style:style>
    <style:style style:name="T31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1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8" style:parent-style-name="Standard" style:family="paragraph">
      <style:paragraph-properties fo:line-height="113%"/>
    </style:style>
    <style:style style:name="T31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2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321" style:parent-style-name="Fuentedepárrafopredeter." style:family="text">
      <style:text-properties style:font-name="Google Sans Text" style:font-name-asian="Google Sans Text" style:font-name-complex="Google Sans Text" fo:font-style="italic" style:font-style-asian="italic" fo:color="#1B1C1D" fo:font-size="12pt" style:font-size-asian="12pt" style:font-size-complex="12pt"/>
    </style:style>
    <style:style style:name="T32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23" style:parent-style-name="Standard" style:family="paragraph">
      <style:paragraph-properties fo:line-height="113%"/>
    </style:style>
    <style:style style:name="T32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2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26" style:parent-style-name="Standard" style:family="paragraph">
      <style:paragraph-properties fo:line-height="113%"/>
    </style:style>
    <style:style style:name="T32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2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32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3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31" style:parent-style-name="Standard" style:family="paragraph">
      <style:paragraph-properties fo:line-height="113%"/>
    </style:style>
    <style:style style:name="T33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3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34" style:parent-style-name="Standard" style:family="paragraph">
      <style:paragraph-properties fo:line-height="113%"/>
    </style:style>
    <style:style style:name="T33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3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37" style:parent-style-name="Standard" style:family="paragraph">
      <style:paragraph-properties fo:line-height="113%"/>
    </style:style>
    <style:style style:name="T33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3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40" style:parent-style-name="Standard" style:family="paragraph">
      <style:paragraph-properties fo:line-height="113%"/>
    </style:style>
    <style:style style:name="T34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4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34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4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45" style:parent-style-name="Standard" style:family="paragraph">
      <style:paragraph-properties fo:line-height="113%"/>
    </style:style>
    <style:style style:name="T34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4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48" style:parent-style-name="Standard" style:family="paragraph">
      <style:paragraph-properties fo:line-height="113%"/>
    </style:style>
    <style:style style:name="T34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5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51" style:parent-style-name="Standard" style:family="paragraph">
      <style:paragraph-properties fo:line-height="113%"/>
    </style:style>
    <style:style style:name="T35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5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54" style:parent-style-name="Standard" style:family="paragraph">
      <style:paragraph-properties fo:margin-bottom="0.0833in" fo:line-height="113%"/>
    </style:style>
    <style:style style:name="T35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5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57" style:parent-style-name="Standard" style:family="paragraph">
      <style:paragraph-properties fo:margin-bottom="0.0833in" fo:line-height="113%"/>
      <style:text-properties fo:language="es" fo:country="AR"/>
    </style:style>
    <style:style style:name="P358" style:parent-style-name="Título3" style:family="paragraph">
      <style:paragraph-properties fo:margin-top="0.0833in" fo:margin-bottom="0.0833in" fo:line-height="113%"/>
    </style:style>
    <style:style style:name="T35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60" style:parent-style-name="Standard" style:family="paragraph">
      <style:paragraph-properties fo:margin-bottom="0.1666in" fo:line-height="113%"/>
    </style:style>
    <style:style style:name="T361"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36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36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36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36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36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367" style:parent-style-name="Título3" style:family="paragraph">
      <style:paragraph-properties fo:margin-top="0in" fo:margin-bottom="0.0833in" fo:line-height="113%"/>
    </style:style>
    <style:style style:name="T36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69" style:parent-style-name="Standard" style:family="paragraph">
      <style:paragraph-properties fo:margin-bottom="0.0833in" fo:line-height="113%"/>
    </style:style>
    <style:style style:name="T37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37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37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37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37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375" style:parent-style-name="Standard" style:family="paragraph">
      <style:paragraph-properties fo:line-height="113%"/>
    </style:style>
    <style:style style:name="T37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377" style:parent-style-name="Standard" style:family="paragraph">
      <style:paragraph-properties fo:line-height="113%"/>
    </style:style>
    <style:style style:name="T37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379" style:parent-style-name="Standard" style:family="paragraph">
      <style:paragraph-properties fo:line-height="113%"/>
    </style:style>
    <style:style style:name="T38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81" style:parent-style-name="Standard" style:family="paragraph">
      <style:paragraph-properties fo:line-height="113%"/>
    </style:style>
    <style:style style:name="T38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83" style:parent-style-name="Standard" style:family="paragraph">
      <style:paragraph-properties fo:line-height="113%"/>
    </style:style>
    <style:style style:name="T38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385" style:parent-style-name="Standard" style:family="paragraph">
      <style:paragraph-properties fo:line-height="113%"/>
    </style:style>
    <style:style style:name="T38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87" style:parent-style-name="Standard" style:family="paragraph">
      <style:paragraph-properties fo:line-height="113%"/>
    </style:style>
    <style:style style:name="T38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89" style:parent-style-name="Standard" style:family="paragraph">
      <style:paragraph-properties fo:line-height="113%"/>
    </style:style>
    <style:style style:name="T39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391" style:parent-style-name="Standard" style:family="paragraph">
      <style:paragraph-properties fo:line-height="113%"/>
    </style:style>
    <style:style style:name="T39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393" style:parent-style-name="Standard" style:family="paragraph">
      <style:paragraph-properties fo:line-height="113%"/>
    </style:style>
    <style:style style:name="T39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95" style:parent-style-name="Standard" style:family="paragraph">
      <style:paragraph-properties fo:line-height="113%"/>
    </style:style>
    <style:style style:name="T39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397" style:parent-style-name="Standard" style:family="paragraph">
      <style:paragraph-properties fo:line-height="113%"/>
    </style:style>
    <style:style style:name="T39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99" style:parent-style-name="Standard" style:family="paragraph">
      <style:paragraph-properties fo:line-height="113%"/>
    </style:style>
    <style:style style:name="T40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01" style:parent-style-name="Standard" style:family="paragraph">
      <style:paragraph-properties fo:line-height="113%"/>
    </style:style>
    <style:style style:name="T40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403" style:parent-style-name="Standard" style:family="paragraph">
      <style:paragraph-properties fo:line-height="113%"/>
    </style:style>
    <style:style style:name="T40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05" style:parent-style-name="Standard" style:family="paragraph">
      <style:paragraph-properties fo:line-height="113%"/>
    </style:style>
    <style:style style:name="T40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07" style:parent-style-name="Standard" style:family="paragraph">
      <style:paragraph-properties fo:margin-bottom="0.0833in" fo:line-height="113%"/>
    </style:style>
    <style:style style:name="T408"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09" style:parent-style-name="Título3" style:family="paragraph">
      <style:paragraph-properties fo:margin-top="0.0833in" fo:margin-bottom="0.0833in" fo:line-height="113%"/>
    </style:style>
    <style:style style:name="T41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11" style:parent-style-name="Standard" style:family="paragraph">
      <style:paragraph-properties fo:margin-bottom="0.1666in" fo:line-height="113%"/>
    </style:style>
    <style:style style:name="T41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41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14" style:parent-style-name="Standard" style:family="paragraph">
      <style:paragraph-properties fo:margin-bottom="0.1666in" fo:line-height="113%"/>
    </style:style>
    <style:style style:name="T41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16" style:parent-style-name="Standard" style:family="paragraph">
      <style:paragraph-properties fo:margin-bottom="0.1666in" fo:line-height="113%"/>
    </style:style>
    <style:style style:name="T41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41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1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20" style:parent-style-name="Normal" style:family="paragraph">
      <style:paragraph-properties fo:widows="0" fo:orphans="0" fo:break-before="page"/>
      <style:text-properties style:font-name="Google Sans Text" style:font-name-asian="Google Sans Text" style:font-name-complex="Google Sans Text" fo:color="#1B1C1D" fo:font-size="12pt" style:font-size-asian="12pt" style:font-size-complex="12pt"/>
    </style:style>
    <style:style style:name="P421" style:parent-style-name="Standard" style:family="paragraph">
      <style:paragraph-properties fo:margin-bottom="0.1666in" fo:line-height="113%"/>
      <style:text-properties fo:language="es" fo:country="AR"/>
    </style:style>
    <style:style style:name="P422" style:parent-style-name="Título3" style:family="paragraph">
      <style:paragraph-properties fo:margin-top="0.0833in" fo:margin-bottom="0.0833in" fo:line-height="113%"/>
    </style:style>
    <style:style style:name="T423" style:parent-style-name="Fuentedepárrafopredeter." style:family="text">
      <style:text-properties style:font-name="Google Sans" style:font-name-asian="Google Sans" style:font-name-complex="Google Sans" fo:color="#1B1C1D" fo:font-size="12pt" style:font-size-asian="12pt" style:font-size-complex="12pt"/>
    </style:style>
    <style:style style:name="P424" style:parent-style-name="Standard" style:family="paragraph">
      <style:paragraph-properties fo:margin-bottom="0.0833in" fo:line-height="113%"/>
    </style:style>
    <style:style style:name="T42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26" style:parent-style-name="Standard" style:family="paragraph">
      <style:paragraph-properties fo:line-height="113%"/>
    </style:style>
    <style:style style:name="T42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P428" style:parent-style-name="Standard" style:family="paragraph">
      <style:paragraph-properties fo:line-height="113%"/>
    </style:style>
    <style:style style:name="T42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3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31" style:parent-style-name="Standard" style:family="paragraph">
      <style:paragraph-properties fo:line-height="113%"/>
    </style:style>
    <style:style style:name="T43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3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34" style:parent-style-name="Standard" style:family="paragraph">
      <style:paragraph-properties fo:line-height="113%"/>
    </style:style>
    <style:style style:name="T43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3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37" style:parent-style-name="Standard" style:family="paragraph">
      <style:paragraph-properties fo:line-height="113%"/>
    </style:style>
    <style:style style:name="T43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39"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40" style:parent-style-name="Standard" style:family="paragraph">
      <style:paragraph-properties fo:line-height="113%"/>
    </style:style>
    <style:style style:name="T44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42"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44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44"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45" style:parent-style-name="Standard" style:family="paragraph">
      <style:paragraph-properties fo:line-height="113%"/>
    </style:style>
    <style:style style:name="T44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47"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48" style:parent-style-name="Standard" style:family="paragraph">
      <style:paragraph-properties fo:line-height="113%"/>
    </style:style>
    <style:style style:name="T44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50"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51" style:parent-style-name="Standard" style:family="paragraph">
      <style:paragraph-properties fo:line-height="113%"/>
    </style:style>
    <style:style style:name="T45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5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54" style:parent-style-name="Standard" style:family="paragraph">
      <style:paragraph-properties fo:line-height="113%"/>
    </style:style>
    <style:style style:name="T45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56"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57" style:parent-style-name="Standard" style:family="paragraph">
      <style:paragraph-properties fo:margin-bottom="0.0833in" fo:line-height="113%"/>
    </style:style>
    <style:style style:name="T45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59"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60" style:parent-style-name="Standard" style:family="paragraph">
      <style:paragraph-properties fo:margin-bottom="0.1666in" fo:line-height="113%"/>
    </style:style>
  </office:automatic-styles>
  <office:body>
    <office:text text:use-soft-page-breaks="true">
      <text:h text:style-name="P1" text:outline-level="1"><text:span text:style-name="T2">Presentación del Proyecto: Simulador de Colectivos Urbanos - Incremento 1</text:span></text:h>
      <text:p text:style-name="P3"><text:span text:style-name="T4">Desarrollador: MiyoBran</text:span></text:p>
      <text:p text:style-name="P5"><text:span text:style-name="T6">Fecha: 2025-06-06</text:span></text:p>
      <text:h text:style-name="P7" text:outline-level="3"><text:span text:style-name="T8">1. Introducción</text:span></text:h>
      <text:p text:style-name="P9"><text:span text:style-name="T10">El presente documento detalla el desarrollo del "Simulador de Colectivos Urbanos", un sistema implementado en Java con Maven, diseñado para simular el funcionamiento de líneas de colectivos, el movimiento de pasajeros y la interacción entre ambos. Esta presentación corresponde al<text:s/></text:span><text:span text:style-name="T11">Incremento 1</text:span><text:span text:style-name="T12">, el cual ha culminado no solo con el cumplimiento de los objetivos funcionales, sino también con un profundo proceso de refactoring que ha resultado en una base de código robusta, bien diseñada y preparada para futuras expansiones.</text:span></text:p>
      <text:p text:style-name="P13"><text:span text:style-name="T14">El objetivo de este primer incremento ha sido establecer una base sólida para la simulación, implementando la carga de datos, la generación de pasajeros y la simulación de un único recorrido para cada colectivo, visualizando su paso por paradas y la interacción con los pasajeros, todo ello bajo una estricta arquitectura por capas.</text:span></text:p>
      <text:h text:style-name="P15" text:outline-level="3"><text:span text:style-name="T16">2. Planteo del Problema</text:span></text:h>
      <text:p text:style-name="P17"><text:span text:style-name="T18">El problema central a abordar es la<text:s/></text:span><text:span text:style-name="T19">simulación del transporte público urbano</text:span><text:span text:style-name="T20"><text:s/>para la ciudad de Puerto Madryn. Esto implica modelar entidades como líneas de colectivos con sus recorridos, paradas específicas, y el comportamiento de pasajeros que desean trasladarse entre puntos de la ciudad.</text:span></text:p>
      <text:p text:style-name="P21"><text:span text:style-name="T22">Para el<text:s/></text:span><text:span text:style-name="T23">Incremento 1</text:span><text:span text:style-name="T24">, el problema se ha enfocado en:</text:span></text:p>
      <text:list text:style-name="WWNum1">
        <text:list-item>
          <text:p text:style-name="P25"><text:span text:style-name="T26">Cargar la topología de la red de colectivos (líneas y paradas) desde archivos de texto.</text:span></text:p>
        </text:list-item>
        <text:list-item>
          <text:p text:style-name="P27"><text:span text:style-name="T28">Generar un número configurable de pasajeros y distribuirlos en las colas de espera de las paradas.</text:span></text:p>
        </text:list-item>
        <text:list-item>
          <text:p text:style-name="P29"><text:span text:style-name="T30">Poner en funcionamiento un colectivo por cada línea cargada.</text:span></text:p>
        </text:list-item>
        <text:list-item>
          <text:p text:style-name="P31"><text:span text:style-name="T32">Simular el avance de cada colectivo a lo largo de un único recorrido completo.</text:span></text:p>
        </text:list-item>
        <text:list-item>
          <text:p text:style-name="P33"><text:span text:style-name="T34">Visualizar en consola los eventos clave, respetando una separación clara entre la lógica de la simulación y la presentación de la información.</text:span></text:p>
        </text:list-item>
      </text:list>
      <text:h text:style-name="P35" text:outline-level="3"><text:span text:style-name="T36">3. Análisis de las Estructuras Seleccionadas</text:span></text:h>
      <text:p text:style-name="P37"><text:span text:style-name="T38">El proyecto adopta un enfoque híbrido para la selección de Tipos Abstractos de Datos (TADs), combinando la robustez de las colecciones del<text:s/></text:span><text:span text:style-name="T39">Java Collections Framework</text:span><text:span text:style-name="T40"><text:s/>(java.util) con la especialización de la librería net.datastructures (reservada para el Incremento 2).</text:span></text:p>
      <text:p text:style-name="P41"><text:span text:style-name="T42">Estructuras de Datos Utilizadas en el Incremento 1:</text:span></text:p>
      <text:list text:style-name="WWNum7">
        <text:list-item>
          <text:p text:style-name="P43"><text:span text:style-name="T44">Map&lt;String, Parada&gt; y Map&lt;String, Linea&gt; en LectorArchivos</text:span><text:span text:style-name="T45">:</text:span></text:p>
        </text:list-item>
      </text:list>
      <text:list text:style-name="WWNum8" text:continue-numbering="true">
        <text:list-item>
          <text:list>
            <text:list-item>
              <text:p text:style-name="P46"><text:span text:style-name="T47">Implementación:</text:span><text:span text:style-name="T48"><text:s/>Se utilizó java.util.HashMap inicialmente y se refactorizó a<text:s/></text:span><text:span text:style-name="T49">java.util.TreeMap</text:span><text:span text:style-name="T50"><text:s/>como preparación para el Incremento 2.</text:span></text:p>
            </text:list-item>
            <text:list-item>
              <text:p text:style-name="P51"><text:span text:style-name="T52">Justificación:</text:span><text:span text:style-name="T53"><text:s/>Aunque HashMap ofrece un rendimiento promedio de O(1), se decidió estratégicamente migrar a TreeMap. La razón es que el ordenamiento intrínseco de claves que ofrece TreeMap (O(log n)) facilitará enormemente la depuración y la generación de reportes ordenados en el futuro. Para el volumen de datos actual, la diferencia de rendimiento es insignificante, mientras que el beneficio en claridad y mantenibilidad es considerable. Esta decisión también se alinea con las prácticas vistas en el material de referencia de la cátedra.</text:span></text:p>
            </text:list-item>
          </text:list>
        </text:list-item>
      </text:list>
      <text:list text:style-name="WWNum7" text:continue-numbering="true">
        <text:list-item>
          <text:p text:style-name="P54"><text:span text:style-name="T55">List&lt;Parada&gt; en Linea.recorrido</text:span><text:span text:style-name="T56">:</text:span></text:p>
        </text:list-item>
      </text:list>
      <text:list text:style-name="WWNum9" text:continue-numbering="true">
        <text:list-item>
          <text:list>
            <text:list-item>
              <text:p text:style-name="P57"><text:span text:style-name="T58">Implementación:</text:span><text:span text:style-name="T59"><text:s/>java.util.ArrayList.</text:span></text:p>
            </text:list-item>
            <text:list-item>
              <text:p text:style-name="P60"><text:span text:style-name="T61">Justificación:</text:span><text:span text:style-name="T62"><text:s/>ArrayList es la elección óptima para representar una secuencia ordenada de paradas, ya que proporciona acceso por índice en tiempo constante O(1), lo cual es fundamental para la lógica de avance del colectivo en su recorrido.</text:span><text:span text:style-name="T63"><text:s/>ArrayList proporciona un acceso O(1) a elementos por índice (ej., linea.getParadaPorIndice(i)) y es eficiente para agregar elementos al final (agregarParadaAlRecorrido()). Dado que las paradas en un recorrido tienen un orden fijo y se accede frecuentemente a la parada actual o la siguiente por su posición, ArrayList es la elección óptima.</text:span></text:p>
            </text:list-item>
            <text:list-item>
              <text:p text:style-name="P64"><text:span text:style-name="T65">Alternativas Consideradas (para I1):</text:span><text:span text:style-name="T66"><text:s/>java.util.LinkedList. Descartado porque el acceso por índice en LinkedList es O(n), lo que sería menos eficiente para las operaciones de avance del colectivo</text:span></text:p>
            </text:list-item>
          </text:list>
        </text:list-item>
      </text:list>
      <text:list text:style-name="WWNum7" text:continue-numbering="true">
        <text:list-item>
          <text:p text:style-name="P67"><text:span text:style-name="T68">List&lt;Pasajero&gt; en Colectivo.pasajerosABordo</text:span><text:span text:style-name="T69">:</text:span></text:p>
        </text:list-item>
      </text:list>
      <text:list text:style-name="WWNum10" text:continue-numbering="true">
        <text:list-item>
          <text:list>
            <text:list-item>
              <text:p text:style-name="P70"><text:span text:style-name="T71">Implementación:</text:span><text:span text:style-name="T72"><text:s/>java.util.ArrayList.</text:span></text:p>
            </text:list-item>
            <text:list-item>
              <text:p text:style-name="P73"><text:span text:style-name="T74">Justificación:</text:span><text:span text:style-name="T75"><text:s/>Es una estructura eficiente para gestionar un conjunto de pasajeros a bordo, donde las operaciones principales son agregar, iterar y remover (cuya operación O(n) es aceptable para el tamaño de la colección).</text:span></text:p>
            </text:list-item>
            <text:list-item>
              <text:p text:style-name="P76"><text:span text:style-name="T77">Alternativas Consideradas (para I1):</text:span><text:span text:style-name="T78"><text:s/>No se consideraron alternativas significativas, ya que ArrayList es la opción más directa y eficiente para este caso.</text:span></text:p>
            </text:list-item>
          </text:list>
        </text:list-item>
      </text:list>
      <text:list text:style-name="WWNum7" text:continue-numbering="true">
        <text:list-item>
          <text:p text:style-name="P79"><text:span text:style-name="T80">Queue&lt;Pasajero&gt; en Parada.pasajerosEsperando</text:span><text:span text:style-name="T81">:</text:span></text:p>
          <text:list text:continue-numbering="true">
            <text:list-item>
              <text:p text:style-name="P82"><text:span text:style-name="T83">Implementación:</text:span><text:span text:style-name="T84"><text:s/>java.util.LinkedList (utilizada como implementación de la interfaz Queue).</text:span></text:p>
            </text:list-item>
            <text:list-item>
              <text:p text:style-name="P85"><text:span text:style-name="T86">Decisión:</text:span><text:span text:style-name="T87"><text:s/>Para mantener a los pasajeros en espera en una parada, asegurando el orden de "primero en llegar, primero en subir".</text:span></text:p>
            </text:list-item>
          </text:list>
        </text:list-item>
      </text:list>
      <text:list text:style-name="WWNum11" text:continue-numbering="true">
        <text:list-item>
          <text:list>
            <text:list-item>
              <text:p text:style-name="P88"><text:span text:style-name="T89">Justificación:</text:span><text:span text:style-name="T90"><text:s/>La interfaz Queue es el TAD perfecto para la lógica FIFO (First-In, First-Out) de una cola de espera. LinkedList es una implementación estándar y muy eficiente de Queue en Java, con operaciones offer(</text:span><text:span text:style-name="T91">) (agregar al final)<text:s/></text:span><text:span text:style-name="T92">y poll()</text:span><text:span text:style-name="T93"><text:s/>(remover del principio),</text:span><text:span text:style-name="T94"><text:s/>en tiempo constante O(1)</text:span><text:span text:style-name="T95"><text:s/>, lo cual es precisamente lo que se necesita para una cola de espera.</text:span></text:p>
            </text:list-item>
            <text:list-item>
              <text:p text:style-name="P96"><text:span text:style-name="T97">Alternativas Consideradas (para I1):</text:span><text:span text:style-name="T98"><text:s/>java.util.ArrayDeque. Podría ser marginalmente más rápida en algunos casos, pero LinkedList es una elección igualmente sólida y común para Queue. También las implementaciones de cola de net.datastructures (ArrayQueue, LinkedQueue), pero java.util.LinkedList es el estándar de Java y satisface plenamente el requisito.</text:span></text:p>
            </text:list-item>
          </text:list>
        </text:list-item>
      </text:list>
      <text:soft-page-break/>
      <text:p text:style-name="P99">Encapsulamiento de las Estructuras:</text:p>
      <text:p text:style-name="P100"><text:span text:style-name="T101">Durante el refactoring, se puso especial énfasis en el encapsulamiento. Clases como Parada ya no exponen su colección interna (Queue). En su lugar, proveen métodos públicos (tienePasajeroEnCola, cantidadPasajerosEsperando) que permiten a otras clases interactuar con su estado de forma segura, sin conocer los detalles de la implementación interna.</text:span></text:p>
      <text:h text:style-name="P102" text:outline-level="2"><text:span text:style-name="T103">4. Diagrama de Clases (Conceptual)</text:span></text:h>
      <text:p text:style-name="P104"><text:span text:style-name="T105">El sistema se estructura en las siguientes clases principales, con relaciones de agregación y asociación, siguiendo el diseño en capas:</text:span></text:p>
      <text:list text:style-name="WWNum12">
        <text:list-item>
          <text:p text:style-name="P106"><text:span text:style-name="T107">Capa modelo</text:span><text:span text:style-name="T108">:</text:span></text:p>
        </text:list-item>
      </text:list>
      <text:list text:style-name="WWNum13" text:continue-numbering="true">
        <text:list-item>
          <text:list>
            <text:list-item>
              <text:p text:style-name="P109"><text:span text:style-name="T110">Parada, Linea, Pasajero, Colectivo: Representan las entidades del dominio. Tras el refactoring, estas clases tienen un encapsulamiento más estricto y una interfaz pública bien definida.</text:span></text:p>
            </text:list-item>
          </text:list>
        </text:list-item>
      </text:list>
      <text:list text:style-name="WWNum12" text:continue-numbering="true">
        <text:list-item>
          <text:p text:style-name="P111"><text:span text:style-name="T112">Capa datos</text:span><text:span text:style-name="T113">:</text:span></text:p>
        </text:list-item>
      </text:list>
      <text:list text:style-name="WWNum14" text:continue-numbering="true">
        <text:list-item>
          <text:list>
            <text:list-item>
              <text:p text:style-name="P114"><text:span text:style-name="T115">LectorArchivos: Responsable único de leer y parsear archivos. Refactorizado para ser más robusto, lanzando excepciones en caso de errores críticos de configuración en lugar de solo imprimir advertencias.</text:span></text:p>
            </text:list-item>
          </text:list>
        </text:list-item>
      </text:list>
      <text:list text:style-name="WWNum12" text:continue-numbering="true">
        <text:list-item>
          <text:p text:style-name="P116"><text:span text:style-name="T117">Capa logica</text:span><text:span text:style-name="T118">:</text:span></text:p>
        </text:list-item>
      </text:list>
      <text:list text:style-name="WWNum15" text:continue-numbering="true">
        <text:list-item>
          <text:list>
            <text:list-item>
              <text:p text:style-name="P119"><text:span text:style-name="T120">GeneradorPasajeros: Lógica para la creación de pasajeros. Refactorizado para generar IDs secuenciales legibles y eliminar cualquier interacción con la consola.</text:span></text:p>
            </text:list-item>
            <text:list-item>
              <text:p text:style-name="P121"><text:span text:style-name="T122">Simulador: Es el<text:s/></text:span><text:span text:style-name="T123">motor de la simulación</text:span><text:span text:style-name="T124">. Refactorizado para ser una clase de lógica pura,<text:s/></text:span><text:span text:style-name="T125">sin ninguna salida a consola</text:span><text:span text:style-name="T126">. Sus métodos ahora gestionan el estado y devuelven una lista de eventos (List&lt;String&gt;) para que la capa de interfaz decida cómo presentarlos.</text:span></text:p>
            </text:list-item>
          </text:list>
        </text:list-item>
      </text:list>
      <text:list text:style-name="WWNum12" text:continue-numbering="true">
        <text:list-item>
          <text:p text:style-name="P127"><text:span text:style-name="T128">Capa interfaz</text:span><text:span text:style-name="T129">:</text:span></text:p>
        </text:list-item>
      </text:list>
      <text:list text:style-name="WWNum16" text:continue-numbering="true">
        <text:list-item>
          <text:list>
            <text:list-item>
              <text:p text:style-name="P130"><text:span text:style-name="T131">SimuladorColectivosApp: Punto de entrada de la aplicación. Es la<text:s/></text:span><text:span text:style-name="T132">única clase responsable de la interacción con el usuario</text:span><text:span text:style-name="T133"><text:s/>(impresión en consola). Orquesta el flujo de la aplicación y gestiona el bucle principal de la simulación, llamando a los métodos del Simulador y presentando los resultados.</text:span></text:p>
            </text:list-item>
          </text:list>
        </text:list-item>
      </text:list>
      <text:h text:style-name="P134" text:outline-level="3"><text:span text:style-name="T135">5. Implementación de la Solución (Incremento 1)</text:span></text:h>
      <text:p text:style-name="P136"><text:span text:style-name="T137">La implementación final es el resultado de un ciclo de desarrollo y refactoring enfocado en la calidad y el diseño:</text:span></text:p>
      <text:list text:style-name="WWNum17">
        <text:list-item text:start-value="1">
          <text:p text:style-name="P138"><text:span text:style-name="T139">Carga de Datos (LectorArchivos):</text:span><text:span text:style-name="T140"><text:s/>Carga y valida la configuración y los datos de la red. Lanza excepciones claras si la configuración es inválida.</text:span><text:s/><text:span text:style-name="T141">Utiliza ClassLoader.getResourceAsStream() para una carga robusta de recursos del classpath.</text:span></text:p>
        </text:list-item>
      </text:list>
      <text:list text:style-name="WWNum17" text:continue-numbering="true">
        <text:list-item>
          <text:p text:style-name="P142"><text:span text:style-name="T143">Capa modelo</text:span><text:span text:style-name="T144">:</text:span></text:p>
        </text:list-item>
      </text:list>
      <text:list text:style-name="WWNum11" text:continue-numbering="true">
        <text:list-item>
          <text:list>
            <text:list-item>
              <text:p text:style-name="P145"><text:span text:style-name="T146">Parada.java: Implementa la gestión de su ubicación y una cola de pasajeros en espera.</text:span></text:p>
            </text:list-item>
            <text:list-item>
              <text:p text:style-name="P147"><text:span text:style-name="T148">Linea.java: Define la ruta ordenada de paradas de un colectivo.</text:span></text:p>
            </text:list-item>
            <text:list-item>
              <text:p text:style-name="P149"><text:span text:style-name="T150">Pasajero.java: Modela el origen y destino de un pasajero, con atributos para métricas futuras.</text:span></text:p>
            </text:list-item>
            <text:list-item>
              <text:p text:style-name="P151"><text:span text:style-name="T152">Colectivo.java: Representa el vehículo, su capacidad y su estado actual en el recorrido.</text:span></text:p>
            </text:list-item>
          </text:list>
        </text:list-item>
      </text:list>
      <text:soft-page-break/>
      <text:list text:style-name="WWNum17" text:continue-numbering="true">
        <text:list-item>
          <text:p text:style-name="P153"><text:span text:style-name="T154">Generación de Entidades (GeneradorPasajeros):</text:span><text:span text:style-name="T155"><text:s/>Crea las instancias de Pasajero con IDs legibles y los asigna a las colas de sus paradas de origen.</text:span></text:p>
        </text:list-item>
        <text:list-item>
          <text:p text:style-name="P156"><text:span text:style-name="T157">Orquestación (SimuladorColectivosApp):</text:span></text:p>
        </text:list-item>
      </text:list>
      <text:list text:style-name="WWNum18" text:continue-numbering="true">
        <text:list-item>
          <text:list>
            <text:list-item>
              <text:p text:style-name="P158"><text:span text:style-name="T159">Inicializa todos los componentes.</text:span></text:p>
            </text:list-item>
            <text:list-item>
              <text:p text:style-name="P160"><text:span text:style-name="T161">Gestiona un bucle while que se ejecuta mientras simulador.isSimulacionTerminada() sea falso.</text:span></text:p>
            </text:list-item>
            <text:list-item>
              <text:p text:style-name="P162"><text:span text:style-name="T163">En cada iteración, llama a simulador.procesarPasoActual() y luego imprime los eventos devueltos.</text:span></text:p>
            </text:list-item>
            <text:list-item>
              <text:p text:style-name="P164"><text:span text:style-name="T165">Una vez finalizado el bucle, llama a simulador.getReporteFinal() y lo muestra.</text:span></text:p>
            </text:list-item>
          </text:list>
        </text:list-item>
      </text:list>
      <text:list text:style-name="WWNum17" text:continue-numbering="true">
        <text:list-item>
          <text:p text:style-name="P166"><text:span text:style-name="T167">Lógica del Simulador (Simulador):</text:span></text:p>
        </text:list-item>
      </text:list>
      <text:list text:style-name="WWNum19" text:continue-numbering="true">
        <text:list-item>
          <text:list>
            <text:list-item>
              <text:p text:style-name="P168"><text:span text:style-name="T169">procesarPasoActual(): Itera sobre los colectivos activos. Para cada uno, procesa la bajada normal de pasajeros y, si no está en la terminal, la subida de pasajeros que correspondan a esa línea.</text:span></text:p>
            </text:list-item>
            <text:list-item>
              <text:p text:style-name="P170"><text:span text:style-name="T171">avanzarAlSiguientePaso(): Se llama después de procesar el paso para actualizar el estado de todos los colectivos para la siguiente iteración. Este diseño desacoplado fue clave para resolver bugs de temporización.</text:span></text:p>
            </text:list-item>
            <text:list-item>
              <text:p text:style-name="P172"><text:span text:style-name="T173">SimuladorHelper.java: Clase auxiliar con métodos estáticos para operaciones de limpieza necesarias en los tests, como forzar la bajada de pasajeros.</text:span></text:p>
            </text:list-item>
          </text:list>
        </text:list-item>
      </text:list>
      <text:h text:style-name="P174" text:outline-level="3"><text:span text:style-name="T175">6. Manual de Funcionamiento</text:span></text:h>
      <text:p text:style-name="P176">El funcionamiento es el mismo que el descrito originalmente, pero la salida por consola ahora es más limpia y está mejor estructurada, ya que es gestionada centralmente por SimuladorColectivosApp. Los eventos de cada paso se presentan de forma clara, facilitando el seguimiento de la simulación.</text:p>
      <text:h text:style-name="P177" text:outline-level="3"><text:span text:style-name="T178">6.1. Ingreso de Datos (Archivos de Configuración y Datos)</text:span></text:h>
      <text:p text:style-name="P179"><text:span text:style-name="T180">El sistema utiliza archivos de texto plano para sus datos y configuración:</text:span></text:p>
      <text:list text:style-name="LFO39">
        <text:list-item>
          <text:p text:style-name="P181"><text:span text:style-name="T182">config.properties</text:span><text:span text:style-name="T183">: Ubicado en src/main/resources/. Contiene los nombres de los archivos de datos (linea, parada) y parámetros de simulación (cantidadPasajeros, capacidadColectivo).</text:span></text:p>
        </text:list-item>
      </text:list>
      <text:list text:style-name="WWNum17" text:continue-numbering="true">
        <text:list-item>
          <text:list>
            <text:list-item>
              <text:p text:style-name="P184"><text:span text:style-name="T185">Ejemplo de contenido:</text:span><text:span text:style-name="T186"><text:line-break/></text:span><text:span text:style-name="T187">#nombre de archivos</text:span><text:span text:style-name="T188"><text:line-break/>linea=lineas_pm_mapeadas.txt</text:span><text:span text:style-name="T189"><text:line-break/>parada=paradas_pm_mapeadas.txt</text:span><text:span text:style-name="T190"><text:line-break/>#cantidad de pasajeros</text:span><text:span text:style-name="T191"><text:line-break/>cantidadPasajeros=100</text:span><text:span text:style-name="T192"><text:line-break/>#cantidad max de pasajeros por colectivo</text:span><text:span text:style-name="T193"><text:line-break/>capacidadColectivo=20</text:span><text:span text:style-name="T194"><text:line-break/></text:span></text:p>
            </text:list-item>
          </text:list>
        </text:list-item>
      </text:list>
      <text:list text:style-name="WWNum16" text:continue-numbering="true">
        <text:list-item>
          <text:p text:style-name="P195"><text:span text:style-name="T196">paradas_pm_mapeadas.txt</text:span><text:span text:style-name="T197">: Ubicado en src/main/resources/datos_pm/. Contiene el listado de paradas en el formato ID;Direccion;Latitud;Longitud.</text:span></text:p>
        </text:list-item>
        <text:list-item>
          <text:p text:style-name="P198"><text:span text:style-name="T199">lineas_pm_mapeadas.txt</text:span><text:span text:style-name="T200">: Ubicado en src/main/resources/datos_pm/. Contiene el listado de<text:s/></text:span><text:soft-page-break/><text:span text:style-name="T201">líneas y sus recorridos en el formato ID_Linea;Nombre_Linea;ID_Parada1,ID_Parada2,....</text:span></text:p>
        </text:list-item>
      </text:list>
      <text:h text:style-name="P202" text:outline-level="3"><text:span text:style-name="T203">6.2. Ejecución de la Aplicación</text:span></text:h>
      <text:p text:style-name="P204"><text:span text:style-name="T205">Para ejecutar la simulación:</text:span></text:p>
      <text:list text:style-name="LFO40">
        <text:list-item text:start-value="1">
          <text:p text:style-name="P206"><text:span text:style-name="T207">Desde Eclipse IDE:</text:span></text:p>
        </text:list-item>
      </text:list>
      <text:list text:style-name="WWNum20" text:continue-numbering="true">
        <text:list-item>
          <text:list>
            <text:list-item>
              <text:p text:style-name="P208"><text:span text:style-name="T209">Abre el archivo SimuladorColectivosApp.java.</text:span></text:p>
            </text:list-item>
            <text:list-item>
              <text:p text:style-name="P210"><text:span text:style-name="T211">Haz clic derecho en el editor o en el Package Explorer sobre el archivo.</text:span></text:p>
            </text:list-item>
            <text:list-item>
              <text:p text:style-name="P212"><text:span text:style-name="T213">Selecciona Run As -&gt; Java Application.</text:span></text:p>
            </text:list-item>
          </text:list>
        </text:list-item>
      </text:list>
      <text:list text:style-name="WWNum19" text:continue-numbering="true">
        <text:list-item>
          <text:p text:style-name="P214"><text:span text:style-name="T215">Desde la Consola (después de construir con Maven):</text:span></text:p>
        </text:list-item>
      </text:list>
      <text:list text:style-name="WWNum21" text:continue-numbering="true">
        <text:list-item>
          <text:list>
            <text:list-item>
              <text:p text:style-name="P216"><text:span text:style-name="T217">Navega a la raíz de tu proyecto en la terminal.</text:span></text:p>
            </text:list-item>
            <text:list-item>
              <text:p text:style-name="P218"><text:span text:style-name="T219">Compila el proyecto: mvn clean install</text:span></text:p>
            </text:list-item>
            <text:list-item>
              <text:p text:style-name="P220"><text:span text:style-name="T221">Ejecuta el JAR generado (ubicado en target/): java -jar target/simulador-colectivos-0.0.1-SNAPSHOT.jar</text:span></text:p>
            </text:list-item>
          </text:list>
        </text:list-item>
      </text:list>
      <text:h text:style-name="P222" text:outline-level="3"><text:span text:style-name="T223">6.3. Resultados de Salida</text:span></text:h>
      <text:p text:style-name="P224"><text:span text:style-name="T225">La salida de la simulación se mostrará en la consola, incluyendo:</text:span></text:p>
      <text:list text:style-name="WWNum22">
        <text:list-item>
          <text:p text:style-name="P226"><text:span text:style-name="T227">Mensajes de confirmación de carga de archivos (config.properties, paradas, líneas).</text:span></text:p>
        </text:list-item>
        <text:list-item>
          <text:p text:style-name="P228"><text:span text:style-name="T229">Confirmación de la generación de pasajeros.</text:span></text:p>
        </text:list-item>
        <text:list-item>
          <text:p text:style-name="P230"><text:span text:style-name="T231">Inicio y fin de la simulación.</text:span></text:p>
        </text:list-item>
        <text:list-item>
          <text:p text:style-name="P232"><text:span text:style-name="T233">Para cada paso de simulación:</text:span></text:p>
        </text:list-item>
      </text:list>
      <text:list text:style-name="WWNum23" text:continue-numbering="true">
        <text:list-item>
          <text:list>
            <text:list-item>
              <text:p text:style-name="P234"><text:span text:style-name="T235">Mensaje de "Paso de Simulación X".</text:span></text:p>
            </text:list-item>
            <text:list-item>
              <text:p text:style-name="P236"><text:span text:style-name="T237">Para cada colectivo:</text:span></text:p>
            </text:list-item>
          </text:list>
        </text:list-item>
      </text:list>
      <text:list text:style-name="WWNum24" text:continue-numbering="true">
        <text:list-item>
          <text:list>
            <text:list-item>
              <text:list>
                <text:list-item>
                  <text:p text:style-name="P238"><text:span text:style-name="T239">Su ID, línea y la parada actual (dirección e ID).</text:span></text:p>
                </text:list-item>
                <text:list-item>
                  <text:p text:style-name="P240"><text:span text:style-name="T241">Cantidad de pasajeros a bordo y capacidad máxima.</text:span></text:p>
                </text:list-item>
                <text:list-item>
                  <text:p text:style-name="P242"><text:span text:style-name="T243">Mensajes de "Bajó pasajero..." (con ID y destino) en la parada.</text:span></text:p>
                </text:list-item>
                <text:list-item>
                  <text:p text:style-name="P244"><text:span text:style-name="T245">Mensajes de "Subió pasajero..." (con ID, origen y destino) en la parada.</text:span></text:p>
                </text:list-item>
                <text:list-item>
                  <text:p text:style-name="P246"><text:span text:style-name="T247">Cantidad de pasajeros que subieron y los que quedaron esperando en la parada.</text:span></text:p>
                </text:list-item>
                <text:list-item>
                  <text:p text:style-name="P248"><text:span text:style-name="T249">Confirmación de que el colectivo "avanza a la próxima parada".</text:span></text:p>
                </text:list-item>
              </text:list>
            </text:list-item>
          </text:list>
        </text:list-item>
      </text:list>
      <text:list text:style-name="WWNum23" text:continue-numbering="true">
        <text:list-item>
          <text:list>
            <text:list-item>
              <text:p text:style-name="P250"><text:span text:style-name="T251">Mensajes de "Colectivo X ha llegado a su parada terminal", incluyendo bajada forzada de pasajeros si quedan.</text:span></text:p>
            </text:list-item>
            <text:list-item>
              <text:p text:style-name="P252"><text:span text:style-name="T253">Mensaje final cuando todos los colectivos han completado su recorrido.</text:span></text:p>
            </text:list-item>
          </text:list>
        </text:list-item>
      </text:list>
      <text:h text:style-name="P254" text:outline-level="3"><text:span text:style-name="T255">7. Errores Detectados (y Resueltos)</text:span></text:h>
      <text:p text:style-name="P256"><text:span text:style-name="T257">El proceso de refactoring y pruebas fue fundamental para identificar y resolver varios bugs sutiles, mejorando significativamente la robustez del sistema:</text:span></text:p>
      <text:list text:style-name="WWNum20">
        <text:list-item>
          <text:p text:style-name="P258"><text:span text:style-name="T259">Pasajeros Subiendo a Colectivos Incorrectos:</text:span><text:span text:style-name="T260"><text:s/>Inicialmente, un pasajero subía al primer colectivo que llegaba a su parada, sin importar si esa línea lo llevaba a su destino.</text:span></text:p>
        </text:list-item>
      </text:list>
      <text:list text:style-name="WWNum2" text:continue-numbering="true">
        <text:list-item>
          <text:list>
            <text:list-item>
              <text:p text:style-name="P261"><text:span text:style-name="T262">Resolución:</text:span><text:span text:style-name="T263"><text:s/>Se implementó una lógica de verificación en Simulador.java. Antes de subir a un pasajero, ahora se comprueba si la paradaDestino del pasajero existe en el recorrido de la lineaAsignada del colectivo, usando un método auxiliar linea.tieneParadaEnRecorrido(parada).</text:span></text:p>
            </text:list-item>
          </text:list>
        </text:list-item>
      </text:list>
      <text:soft-page-break/>
      <text:list text:style-name="WWNum20" text:continue-numbering="true">
        <text:list-item>
          <text:p text:style-name="P264"><text:span text:style-name="T265">Fuga de Encapsulamiento en Clases del Modelo:</text:span><text:span text:style-name="T266"><text:s/>Métodos como Parada.getPasajerosEsperando() devolvían una referencia directa a la colección interna, permitiendo modificaciones externas no controladas.</text:span></text:p>
        </text:list-item>
      </text:list>
      <text:list text:style-name="WWNum3" text:continue-numbering="true">
        <text:list-item>
          <text:list>
            <text:list-item>
              <text:p text:style-name="P267"><text:span text:style-name="T268">Resolución:</text:span><text:span text:style-name="T269"><text:s/>Se eliminaron estos getters y se reemplazaron por métodos que exponen comportamiento en lugar de datos (ej. tienePasajeroEnCola()). Las clases de prueba se actualizaron para usar esta nueva interfaz pública.</text:span></text:p>
            </text:list-item>
          </text:list>
        </text:list-item>
      </text:list>
      <text:list text:style-name="WWNum20" text:continue-numbering="true">
        <text:list-item>
          <text:p text:style-name="P270"><text:span text:style-name="T271">Bug de la "Bajada Forzosa" en la Terminal:</text:span><text:span text:style-name="T272"><text:s/>Este fue el problema más complejo. Los pasajeros cuyo destino era la última parada del recorrido no se bajaban normalmente, sino que eran "bajados forzosamente" al final de la simulación.</text:span></text:p>
        </text:list-item>
      </text:list>
      <text:list text:style-name="WWNum4" text:continue-numbering="true">
        <text:list-item>
          <text:list>
            <text:list-item>
              <text:p text:style-name="P273"><text:span text:style-name="T274">Análisis:</text:span><text:span text:style-name="T275"><text:s/>Se descubrió un error en el flujo del bucle de simulación. El estado del colectivo se actualizaba para el siguiente paso (marcando al colectivo como "en terminal")<text:s/></text:span><text:span text:style-name="T276">antes</text:span><text:span text:style-name="T277"><text:s/>de que el bucle tuviera la oportunidad de procesar las acciones normales de la parada terminal.</text:span></text:p>
            </text:list-item>
            <text:list-item>
              <text:p text:style-name="P278"><text:span text:style-name="T279">Resolución:</text:span><text:span text:style-name="T280"><text:s/>Se rediseñó la lógica del Simulador separando las acciones en dos fases:</text:span></text:p>
            </text:list-item>
          </text:list>
        </text:list-item>
      </text:list>
      <text:list text:style-name="WWNum5" text:continue-numbering="true">
        <text:list-item>
          <text:list>
            <text:list-item>
              <text:list>
                <text:list-item>
                  <text:p text:style-name="P281"><text:span text:style-name="T282">procesarPasoActual(): Procesa la bajada/subida en el estado<text:s/></text:span><text:span text:style-name="T283">actual</text:span><text:span text:style-name="T284"><text:s/>de todos los colectivos.</text:span></text:p>
                </text:list-item>
                <text:list-item>
                  <text:p text:style-name="P285"><text:span text:style-name="T286">avanzarAlSiguientePaso():<text:s/></text:span><text:span text:style-name="T287">Después</text:span><text:span text:style-name="T288"><text:s/>de que el paso actual ha sido completamente procesado y mostrado, este método actualiza el estado de todos los colectivos para la siguiente iteración. Este diseño desacoplado resolvió el problema de temporización.</text:span></text:p>
                </text:list-item>
              </text:list>
            </text:list-item>
          </text:list>
        </text:list-item>
      </text:list>
      <text:list text:style-name="WWNum25">
        <text:list-item>
          <text:p text:style-name="P289"><text:span text:style-name="T290">Advertencias esperadas por la lógica de validación de datos:</text:span></text:p>
        </text:list-item>
      </text:list>
      <text:list text:style-name="WWNum26" text:continue-numbering="true">
        <text:list-item>
          <text:list>
            <text:list-item>
              <text:p text:style-name="P291"><text:span text:style-name="T292">Advertencia: ID de parada duplicado...: Cuando se encuentra una parada con un ID ya cargado en paradas_pm_mapeadas.txt. El lector omite la duplicada.</text:span></text:p>
            </text:list-item>
            <text:list-item>
              <text:p text:style-name="P293"><text:span text:style-name="T294">Advertencia: Línea de parada mal formateada...: Cuando una línea en los archivos de texto no tiene el número esperado de campos o el formato correcto. El lector omite la línea.</text:span></text:p>
            </text:list-item>
            <text:list-item>
              <text:p text:style-name="P295"><text:span text:style-name="T296">Advertencia: Error al parsear latitud/longitud...: Cuando los valores de latitud/longitud no son numéricos. El lector omite la línea.</text:span></text:p>
            </text:list-item>
            <text:list-item>
              <text:p text:style-name="P297"><text:span text:style-name="T298">Advertencia: ID de parada vacío... / Advertencia: Error al crear Parada (ID o dirección inválida)...: Cuando los IDs o nombres son nulos/vacíos.</text:span></text:p>
            </text:list-item>
            <text:list-item>
              <text:p text:style-name="P299"><text:span text:style-name="T300">Advertencia: Clave de línea duplicada...: Cuando un ID de línea ya fue cargado.</text:span></text:p>
            </text:list-item>
            <text:list-item>
              <text:p text:style-name="P301"><text:span text:style-name="T302">Error Crítico: Parada con ID 'P99' no encontrada...: Cuando una línea en lineas_pm_mapeadas.txt referencia una parada que no existe en el mapa de paradas cargadas. La línea no se carga.</text:span></text:p>
            </text:list-item>
            <text:list-item>
              <text:p text:style-name="P303"><text:span text:style-name="T304">Condición:</text:span><text:span text:style-name="T305"><text:s/>Estos errores se producen intencionalmente al usar los archivos de prueba (datos_test/paradas_test.txt, datos_test/lineas_test.txt) para validar el manejo de errores del LectorArchivos. En la ejecución con datos válidos (paradas_pm_mapeadas.txt, lineas_pm_mapeadas.txt), estas advertencias serán mínimas o inexistentes.</text:span></text:p>
            </text:list-item>
          </text:list>
        </text:list-item>
      </text:list>
      <text:list text:style-name="WWNum25" text:continue-numbering="true">
        <text:list-item>
          <text:p text:style-name="P306"><text:span text:style-name="T307">Errores resueltos durante el desarrollo:</text:span></text:p>
        </text:list-item>
      </text:list>
      <text:list text:style-name="WWNum27" text:continue-numbering="true">
        <text:list-item>
          <text:list>
            <text:list-item>
              <text:p text:style-name="P308"><text:span text:style-name="T309">FileNotFoundException al cargar parada.txt / linea.txt:</text:span><text:span text:style-name="T310"><text:s/>Inicialmente, el LectorArchivos no encontraba los archivos de datos porque usaba new File() que busca en el directorio de trabajo, mientras que los archivos estaban en src/main/resources.</text:span></text:p>
            </text:list-item>
          </text:list>
        </text:list-item>
      </text:list>
      <text:list text:style-name="WWNum28" text:continue-numbering="true">
        <text:list-item>
          <text:list>
            <text:list-item>
              <text:list>
                <text:list-item>
                  <text:p text:style-name="P311"><text:span text:style-name="T312">Resolución:</text:span><text:span text:style-name="T313"><text:s/>Se modificó LectorArchivos para usar ClassLoader.getResourceAsStream()<text:s/></text:span><text:soft-page-break/><text:span text:style-name="T314">para leer los archivos de datos, lo que permite que sean encontrados correctamente en el classpath, independientemente del directorio de ejecución.</text:span></text:p>
                </text:list-item>
              </text:list>
            </text:list-item>
          </text:list>
        </text:list-item>
      </text:list>
      <text:list text:style-name="WWNum27" text:continue-numbering="true">
        <text:list-item>
          <text:list>
            <text:list-item>
              <text:p text:style-name="P315"><text:span text:style-name="T316">NullPointerException: source al leer archivos inexistentes:</text:span><text:span text:style-name="T317"><text:s/>Ocurría cuando getResourceAsStream() devolvía null y Scanner intentaba inicializarse con un InputStream nulo.</text:span></text:p>
            </text:list-item>
          </text:list>
        </text:list-item>
      </text:list>
      <text:list text:style-name="WWNum29" text:continue-numbering="true">
        <text:list-item>
          <text:list>
            <text:list-item>
              <text:list>
                <text:list-item>
                  <text:p text:style-name="P318"><text:span text:style-name="T319">Resolución:</text:span><text:span text:style-name="T320"><text:s/>Se movió la verificación de input == null a<text:s/></text:span><text:span text:style-name="T321">antes</text:span><text:span text:style-name="T322"><text:s/>de la creación del Scanner, lanzando FileNotFoundException de forma explícita si el recurso no se encuentra.</text:span></text:p>
                </text:list-item>
              </text:list>
            </text:list-item>
          </text:list>
        </text:list-item>
      </text:list>
      <text:list text:style-name="WWNum27" text:continue-numbering="true">
        <text:list-item>
          <text:list>
            <text:list-item>
              <text:p text:style-name="P323"><text:span text:style-name="T324">Fallos en LectorArchivosTest (expected: &lt;0&gt; but was: &lt;1&gt;, expected: &lt;true&gt; but was: &lt;false&gt; para carga de líneas):</text:span><text:span text:style-name="T325"><text:s/>Indicaban que cargarLineas() seguía cargando líneas (específicamente la línea con recorrido vacío) incluso cuando no se habían cargado paradas previamente.</text:span></text:p>
            </text:list-item>
          </text:list>
        </text:list-item>
      </text:list>
      <text:list text:style-name="WWNum30" text:continue-numbering="true">
        <text:list-item>
          <text:list>
            <text:list-item>
              <text:list>
                <text:list-item>
                  <text:p text:style-name="P326"><text:span text:style-name="T327">Resolución:</text:span><text:span text:style-name="T328"><text:s/>Se implementó una lógica más estricta en LectorArchivos.cargarLineas(): si el mapa paradasCargadas está vacío,<text:s/></text:span><text:span text:style-name="T329">ninguna línea</text:span><text:span text:style-name="T330"><text:s/>(ni siquiera aquellas con recorrido vacío) será cargada, ya que no se pueden validar sus referencias a paradas.</text:span></text:p>
                </text:list-item>
              </text:list>
            </text:list-item>
          </text:list>
        </text:list-item>
      </text:list>
      <text:list text:style-name="WWNum27" text:continue-numbering="true">
        <text:list-item>
          <text:list>
            <text:list-item>
              <text:p text:style-name="P331"><text:span text:style-name="T332">The field Simulador.colectivosEnSimulacion is not visible:</text:span><text:span text:style-name="T333"><text:s/>Errores de compilación en SimuladorTest al intentar acceder directamente a atributos private de Simulador.</text:span></text:p>
            </text:list-item>
          </text:list>
        </text:list-item>
      </text:list>
      <text:list text:style-name="WWNum31" text:continue-numbering="true">
        <text:list-item>
          <text:list>
            <text:list-item>
              <text:list>
                <text:list-item>
                  <text:p text:style-name="P334"><text:span text:style-name="T335">Resolución:</text:span><text:span text:style-name="T336"><text:s/>Se añadieron métodos public getters (getColectivosEnSimulacion(), getLineasDisponibles()) a la clase Simulador para permitir un acceso controlado y correcto desde las pruebas.</text:span></text:p>
                </text:list-item>
              </text:list>
            </text:list-item>
          </text:list>
        </text:list-item>
      </text:list>
      <text:list text:style-name="WWNum27" text:continue-numbering="true">
        <text:list-item>
          <text:list>
            <text:list-item>
              <text:p text:style-name="P337"><text:span text:style-name="T338">Fallas en SimuladorTest (expected: &lt;0&gt; but was: &lt;1&gt; para pasajeros a bordo al final):</text:span><text:span text:style-name="T339"><text:s/>Se debía a que los pasajeros no bajaban en la última parada del recorrido simulado en I1.</text:span></text:p>
            </text:list-item>
          </text:list>
        </text:list-item>
      </text:list>
      <text:list text:style-name="WWNum32" text:continue-numbering="true">
        <text:list-item>
          <text:list>
            <text:list-item>
              <text:list>
                <text:list-item>
                  <text:p text:style-name="P340"><text:span text:style-name="T341">Resolución:</text:span><text:span text:style-name="T342"><text:s/>Se añadió lógica a Simulador.ejecutarSimulacionIncremento1() para<text:s/></text:span><text:span text:style-name="T343">forzar la bajada de todos los pasajeros</text:span><text:span text:style-name="T344"><text:s/>cuando un colectivo llega a su parada terminal. Además, se creó SimuladorHelper.java para proveer métodos de limpieza de estado específicos para los tests, asegurando la consistencia de las aserciones.</text:span></text:p>
                </text:list-item>
              </text:list>
            </text:list-item>
          </text:list>
        </text:list-item>
      </text:list>
      <text:list text:style-name="WWNum27" text:continue-numbering="true">
        <text:list-item>
          <text:list>
            <text:list-item>
              <text:p text:style-name="P345"><text:span text:style-name="T346">Fallas en SimuladorTest (expected: &lt;10&gt; but was: &lt;5&gt; para capacidad):</text:span><text:span text:style-name="T347"><text:s/>Relacionado con la idempotencia de inicializarColectivos().</text:span></text:p>
            </text:list-item>
          </text:list>
        </text:list-item>
      </text:list>
      <text:list text:style-name="WWNum33" text:continue-numbering="true">
        <text:list-item>
          <text:list>
            <text:list-item>
              <text:list>
                <text:list-item>
                  <text:p text:style-name="P348"><text:span text:style-name="T349">Resolución:</text:span><text:span text:style-name="T350"><text:s/>Se añadió this.colectivosEnSimulacion.clear() al inicio de Simulador.inicializarColectivos(), haciendo que el método sea idempotente (cada llamada resetea y vuelve a inicializar los colectivos con la capacidad actual). El test se ajustó para verificar este comportamiento.</text:span></text:p>
                </text:list-item>
              </text:list>
            </text:list-item>
          </text:list>
        </text:list-item>
      </text:list>
      <text:list text:style-name="WWNum27" text:continue-numbering="true">
        <text:list-item>
          <text:list>
            <text:list-item>
              <text:p text:style-name="P351"><text:span text:style-name="T352">Fallas en GeneradorPasajerosTest (La parada de origen no debería ser una de las últimas 3 / No deberían generarse pasajeros si las líneas son demasiado cortas):</text:span><text:span text:style-name="T353"><text:s/>Errores en las aserciones del test que no reflejaban el comportamiento real de la lógica de generación.</text:span></text:p>
            </text:list-item>
          </text:list>
        </text:list-item>
      </text:list>
      <text:list text:style-name="WWNum34" text:continue-numbering="true">
        <text:list-item>
          <text:list>
            <text:list-item>
              <text:list>
                <text:list-item>
                  <text:p text:style-name="P354"><text:span text:style-name="T355">Resolución:</text:span><text:span text:style-name="T356"><text:s/>Se ajustaron las aserciones en GeneradorPasajerosTest para alinearse con la lógica de selección de origen/destino de pasajeros y la forma en que GeneradorPasajeros maneja líneas con pocos tramos.</text:span></text:p>
                </text:list-item>
              </text:list>
            </text:list-item>
          </text:list>
        </text:list-item>
      </text:list>
      <text:p text:style-name="P357"/>
      <text:h text:style-name="P358" text:outline-level="3"><text:span text:style-name="T359">8. Lotes de Prueba</text:span></text:h>
      <text:p text:style-name="P360"><text:span text:style-name="T361">La suite de pruebas unitarias con JUnit 5 fue crucial durante todo el proceso. Inicialmente se usó<text:s/></text:span><text:soft-page-break/><text:span text:style-name="T362">para validar la lógica y posteriormente se<text:s/></text:span><text:span text:style-name="T363">refactorizó</text:span><text:span text:style-name="T364"><text:s/>para alinearse con la nueva arquitectura. Los tests ahora validan el<text:s/></text:span><text:span text:style-name="T365">estado</text:span><text:span text:style-name="T366"><text:s/>de los objetos del modelo después de una acción, en lugar de comprobar la salida de la consola, lo que representa una estrategia de testing mucho más robusta y desacoplada de la interfaz.</text:span></text:p>
      <text:h text:style-name="P367" text:outline-level="3"><text:span text:style-name="T368">9. Posibles Mejoras y Extensiones</text:span></text:h>
      <text:p text:style-name="P369"><text:span text:style-name="T370">La base sólida del Incremento 1 permite planificar con confianza las siguientes funcionalidades para el<text:s/></text:span><text:span text:style-name="T371">Incremento 2</text:span><text:span text:style-name="T372"><text:s/>y<text:s/></text:span><text:span text:style-name="T373">futuro</text:span><text:span text:style-name="T374">:</text:span></text:p>
      <text:list text:style-name="WWNum6">
        <text:list-item>
          <text:p text:style-name="P375"><text:span text:style-name="T376">Implementación de múltiples colectivos por línea, con frecuencias y recorridos múltiples.</text:span></text:p>
        </text:list-item>
        <text:list-item>
          <text:p text:style-name="P377"><text:span text:style-name="T378">Introducción de una simulación basada en tiempo (double tiempoSimulacion).</text:span></text:p>
          <text:list text:continue-numbering="true">
            <text:list-item>
              <text:p text:style-name="P379"><text:span text:style-name="T380">Colectivo.java: Añadir estados (ej. EN_RUTA, EN_TERMINAL), tiempos de inicio de servicio y tiemposPorTramo para cada tramo.</text:span></text:p>
            </text:list-item>
            <text:list-item>
              <text:p text:style-name="P381"><text:span text:style-name="T382">Simulador.java: Introducir tiempoActualSimulacion y un bucle de simulación basado en tiempo (ejecutarSimulacionAvanzada()). Esto permitirá que múltiples colectivos operen con frecuencias definidas y realicen varios recorridos.</text:span></text:p>
            </text:list-item>
          </text:list>
        </text:list-item>
      </text:list>
      <text:list text:style-name="WWNum39" text:continue-numbering="true">
        <text:list-item>
          <text:p text:style-name="P383"><text:span text:style-name="T384">Modelado de la Red de Transporte como Grafo:</text:span></text:p>
        </text:list-item>
      </text:list>
      <text:list text:style-name="WWNum43" text:continue-numbering="true">
        <text:list-item>
          <text:list>
            <text:list-item>
              <text:p text:style-name="P385"><text:span text:style-name="T386">PlanificadorRutas.java (Nueva Clase): Utilizará net.datastructures.AdjacencyMapGraph para representar la red de paradas y tramos.</text:span></text:p>
            </text:list-item>
            <text:list-item>
              <text:p text:style-name="P387"><text:span text:style-name="T388">Implementar algoritmos de GraphAlgorithms (ej., Dijkstra) para encontrar rutas óptimas entre paradas para los pasajeros.</text:span></text:p>
            </text:list-item>
          </text:list>
        </text:list-item>
      </text:list>
      <text:list text:style-name="WWNum6" text:continue-numbering="true">
        <text:list-item>
          <text:p text:style-name="P389"><text:span text:style-name="T390">Implementación de un GestorEstadisticas para calcular métricas de satisfacción y ocupación.</text:span></text:p>
        </text:list-item>
        <text:list-item>
          <text:p text:style-name="P391"><text:span text:style-name="T392">Control de Capacidad Estricto y Pasajeros en Espera:</text:span></text:p>
          <text:list text:continue-numbering="true">
            <text:list-item>
              <text:p text:style-name="P393"><text:span text:style-name="T394">Mejorar la lógica de subida en Simulador para que los pasajeros que no suben por capacidad limitada o falta de línea/dirección adecuada incrementen adecuadamente sus métricas de espera y se mantengan en cola para el próximo colectivo.</text:span></text:p>
            </text:list-item>
          </text:list>
        </text:list-item>
      </text:list>
      <text:list text:style-name="WWNum39" text:continue-numbering="true">
        <text:list-item>
          <text:p text:style-name="P395"><text:span text:style-name="T396">Interfaz de Usuario Mejorada:</text:span></text:p>
        </text:list-item>
      </text:list>
      <text:list text:style-name="WWNum44" text:continue-numbering="true">
        <text:list-item>
          <text:list>
            <text:list-item>
              <text:p text:style-name="P397"><text:span text:style-name="T398">SimuladorColectivosApp.java: Permitir la configuración de parámetros de simulación más avanzados y la visualización de las nuevas estadísticas detalladas.</text:span></text:p>
            </text:list-item>
            <text:list-item>
              <text:p text:style-name="P399"><text:span text:style-name="T400">Añadir opciones para consultar rutas óptimas.</text:span></text:p>
            </text:list-item>
          </text:list>
        </text:list-item>
      </text:list>
      <text:list text:style-name="WWNum39" text:continue-numbering="true">
        <text:list-item>
          <text:p text:style-name="P401"><text:span text:style-name="T402">Estadísticas Avanzadas:</text:span></text:p>
        </text:list-item>
      </text:list>
      <text:list text:style-name="WWNum42" text:continue-numbering="true">
        <text:list-item>
          <text:list>
            <text:list-item>
              <text:p text:style-name="P403"><text:span text:style-name="T404">Pasajero.java: Añadir atributos de tiempo de espera (tiempoTotalEspera, tiempoInicioEspera) y registro de ColectivoObservado para calcular la satisfacción.</text:span></text:p>
            </text:list-item>
            <text:list-item>
              <text:p text:style-name="P405"><text:span text:style-name="T406">GestorEstadisticas.java (Nueva Clase): Responsable de recolectar eventos y calcular métricas como pasajeros transportados, tiempo promedio de espera, ocupación promedio por tramo y línea, e índice de satisfacción del cliente.</text:span></text:p>
            </text:list-item>
          </text:list>
        </text:list-item>
      </text:list>
      <text:list text:style-name="WWNum6" text:continue-numbering="true">
        <text:list-item>
          <text:p text:style-name="P407"><text:span text:style-name="T408">A futuro: modelado de demoras, asignación de choferes, generación de pasajeros por franjas horarias.</text:span></text:p>
        </text:list-item>
      </text:list>
      <text:h text:style-name="P409" text:outline-level="3"><text:span text:style-name="T410">10. Conclusiones</text:span></text:h>
      <text:p text:style-name="P411"><text:span text:style-name="T412">El Incremento 1 del "Simulador de Colectivos Urbanos" se ha completado con éxito. Más allá de cumplir los requisitos funcionales, el proyecto ha pasado por un valioso proceso de refactoring y<text:s/></text:span><text:soft-page-break/><text:span text:style-name="T413">depuración que ha resultado en una base de código de alta calidad. La arquitectura por capas está claramente definida y respetada, el código es robusto, está bien encapsulado y validado por una suite de pruebas unitarias eficaz.</text:span></text:p>
      <text:p text:style-name="P414"><text:span text:style-name="T415">El proyecto se beneficia de una arquitectura por capas clara, una cuidadosa selección de estructuras de datos para eficiencia y robustez, y una suite de pruebas unitarias exhaustiva que valida el comportamiento del sistema.</text:span></text:p>
      <text:p text:style-name="P416"><text:span text:style-name="T417">Estamos listos para avanzar con el<text:s/></text:span><text:span text:style-name="T418">Incremento 2</text:span><text:span text:style-name="T419">, que expandirá la simulación hacia un modelo más realista y proporcionará herramientas avanzadas para el análisis del sistema de transporte.</text:span></text:p>
      <text:p text:style-name="P420"/>
      <text:soft-page-break/>
      <text:p text:style-name="P421">Anexo</text:p>
      <text:h text:style-name="P422" text:outline-level="3"><text:span text:style-name="T423">Estructuras de Datos Propuestas para el Incremento 2:</text:span></text:h>
      <text:p text:style-name="P424"><text:span text:style-name="T425">El Incremento 2 introducirá la representación de la red como un grafo y la posibilidad de ordenar los datos de manera intrínseca.</text:span></text:p>
      <text:list text:style-name="WWNum48">
        <text:list-item text:start-value="1">
          <text:p text:style-name="P426"><text:span text:style-name="T427">Map&lt;String, Parada&gt; y Map&lt;String, Linea&gt; en LectorArchivos (Refactoring):</text:span></text:p>
        </text:list-item>
      </text:list>
      <text:list text:style-name="WWNum49" text:continue-numbering="true">
        <text:list-item>
          <text:list>
            <text:list-item>
              <text:p text:style-name="P428"><text:span text:style-name="T429">Propuesta de Implementación:</text:span><text:span text:style-name="T430"><text:s/>java.util.TreeMap (o net.datastructures.TreeMap).</text:span></text:p>
            </text:list-item>
            <text:list-item>
              <text:p text:style-name="P431"><text:span text:style-name="T432">Justificación:</text:span><text:span text:style-name="T433"><text:s/>Se tomó la decisión de refactorizar a TreeMap para I2 basándose en:</text:span></text:p>
            </text:list-item>
          </text:list>
        </text:list-item>
      </text:list>
      <text:list text:style-name="WWNum50" text:continue-numbering="true">
        <text:list-item>
          <text:list>
            <text:list-item>
              <text:list>
                <text:list-item>
                  <text:p text:style-name="P434"><text:span text:style-name="T435">Alineación con el Ejemplo "subte" de la Cátedra:</text:span><text:span text:style-name="T436"><text:s/>El ejemplo de la cátedra utiliza TreeMap para la gestión de sus datos maestros, lo que sugiere una preferencia pedagógica por esta estructura en contextos similares. Adoptar TreeMap demuestra la comprensión de esta directriz.</text:span></text:p>
                </text:list-item>
                <text:list-item>
                  <text:p text:style-name="P437"><text:span text:style-name="T438">Ordenamiento Intrínseco:</text:span><text:span text:style-name="T439"><text:s/>TreeMap mantiene sus entradas ordenadas por las claves (IDs de paradas o líneas). Esto es un factor de peso, ya que facilitará la generación de reportes ordenados por ID (ej. estadísticas por línea), la depuración y la presentación de datos en la interfaz sin necesidad de ordenar explícitamente la colección cada vez.</text:span></text:p>
                </text:list-item>
                <text:list-item>
                  <text:p text:style-name="P440"><text:span text:style-name="T441">Rendimiento (Impacto Mínimo):</text:span><text:span text:style-name="T442"><text:s/>Si bien las operaciones de TreeMap son O(logn) en lugar de O(1) promedio de HashMap, para el tamaño de los conjuntos de datos (104 paradas, 12 líneas), esta diferencia es<text:s/></text:span><text:span text:style-name="T443">totalmente insignificante</text:span><text:span text:style-name="T444"><text:s/>en la práctica. El beneficio del ordenamiento y la alineación con la cátedra superan cualquier micro-optimización en este contexto.</text:span></text:p>
                </text:list-item>
                <text:list-item>
                  <text:p text:style-name="P445"><text:span text:style-name="T446">Nota:</text:span><text:span text:style-name="T447"><text:s/>Se tiene presente la eficiencia O(1) de HashMap implementada en I1, pero para I2, el factor de ordenamiento y alineación son prioritarios.</text:span></text:p>
                </text:list-item>
              </text:list>
            </text:list-item>
          </text:list>
        </text:list-item>
      </text:list>
      <text:list text:style-name="WWNum48" text:continue-numbering="true">
        <text:list-item>
          <text:p text:style-name="P448"><text:span text:style-name="T449">Graph&lt;Parada, Object&gt; en PlanificadorRutas</text:span><text:span text:style-name="T450">:</text:span></text:p>
        </text:list-item>
      </text:list>
      <text:list text:style-name="WWNum51" text:continue-numbering="true">
        <text:list-item>
          <text:list>
            <text:list-item>
              <text:p text:style-name="P451"><text:span text:style-name="T452">Propuesta de Implementación:</text:span><text:span text:style-name="T453"><text:s/>net.datastructures.AdjacencyMapGraph.</text:span></text:p>
            </text:list-item>
            <text:list-item>
              <text:p text:style-name="P454"><text:span text:style-name="T455">Justificación:</text:span><text:span text:style-name="T456"><text:s/>Esta es la estructura fundamental para modelar la red de transporte como un grafo, permitiendo aplicar algoritmos de búsqueda de caminos (pathfinding) para pasajeros. AdjacencyMapGraph es la implementación de grafos proporcionada por la cátedra y necesaria para utilizar GraphAlgorithms.shortestPath().</text:span></text:p>
            </text:list-item>
            <text:list-item>
              <text:p text:style-name="P457"><text:span text:style-name="T458">Contexto:</text:span><text:span text:style-name="T459"><text:s/>El proyecto utiliza la red de paradas como vértices y los tramos de línea como aristas, lo que se ajusta perfectamente a un modelo de grafo dirigido y ponderado.</text:span></text:p>
            </text:list-item>
          </text:list>
        </text:list-item>
      </text:list>
      <text:p text:style-name="P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Google Sans Text" svg:font-family="Google Sans Text" style:font-family-generic="system" style:font-pitch="variable"/>
    <style:font-face style:name="Google Sans" svg:font-family="Google 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margin-top="0.1666in" fo:margin-bottom="0.1666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margin-top="0.1562in" fo:margin-bottom="0.1562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margin-top="0.1666in" fo:margin-bottom="0.1666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margin-top="0.177in" fo:margin-bottom="0.177in"/>
      <style:text-properties fo:font-weight="bold" style:font-weight-asian="bold" fo:font-size="12pt" style:font-size-asian="12pt" style:font-size-complex="12pt" fo:hyphenate="false"/>
    </style:style>
    <style:style style:name="Título5" style:display-name="Título 5" style:family="paragraph" style:parent-style-name="Normal" style:next-style-name="Standard" style:default-outline-level="5">
      <style:paragraph-properties fo:margin-top="0.177in" fo:margin-bottom="0.177in"/>
      <style:text-properties fo:font-weight="bold" style:font-weight-asian="bold" fo:font-size="9pt" style:font-size-asian="9pt" style:font-size-complex="9pt" fo:hyphenate="false"/>
    </style:style>
    <style:style style:name="Título6" style:display-name="Título 6" style:family="paragraph" style:parent-style-name="Normal" style:next-style-name="Standard" style:default-outline-level="6">
      <style:paragraph-properties fo:margin-top="0.25in" fo:margin-bottom="0.25in"/>
      <style:text-properties fo:font-weight="bold" style:font-weight-asian="bold" fo:font-size="8pt" style:font-size-asian="8pt" style:font-size-complex="8pt" fo:hyphenate="false"/>
    </style:style>
    <style:style style:name="Normal" style:display-name="Normal" style:family="paragraph">
      <style:paragraph-properties fo:widows="2" fo:orphans="2"/>
      <style:text-properties fo:language="es" fo:country="AR"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 style:display-name="ListLabel 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 style:display-name="ListLabel 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 style:display-name="ListLabel 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 style:display-name="ListLabel 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 style:display-name="ListLabel 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 style:display-name="ListLabel 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 style:display-name="ListLabel 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 style:display-name="ListLabel 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 style:display-name="ListLabel 1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 style:display-name="ListLabel 1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 style:display-name="ListLabel 1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 style:display-name="ListLabel 1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 style:display-name="ListLabel 1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 style:display-name="ListLabel 1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 style:display-name="ListLabel 1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 style:display-name="ListLabel 1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 style:display-name="ListLabel 1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 style:display-name="ListLabel 1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 style:display-name="ListLabel 2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 style:display-name="ListLabel 2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 style:display-name="ListLabel 2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 style:display-name="ListLabel 2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 style:display-name="ListLabel 2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 style:display-name="ListLabel 2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 style:display-name="ListLabel 2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 style:display-name="ListLabel 2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 style:display-name="ListLabel 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 style:display-name="ListLabel 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 style:display-name="ListLabel 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 style:display-name="ListLabel 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 style:display-name="ListLabel 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 style:display-name="ListLabel 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 style:display-name="ListLabel 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 style:display-name="ListLabel 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 style:display-name="ListLabel 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 style:display-name="ListLabel 3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 style:display-name="ListLabel 3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 style:display-name="ListLabel 3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 style:display-name="ListLabel 4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 style:display-name="ListLabel 4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 style:display-name="ListLabel 4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 style:display-name="ListLabel 4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 style:display-name="ListLabel 4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 style:display-name="ListLabel 4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 style:display-name="ListLabel 4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 style:display-name="ListLabel 4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 style:display-name="ListLabel 4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 style:display-name="ListLabel 4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 style:display-name="ListLabel 5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 style:display-name="ListLabel 5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2" style:display-name="ListLabel 5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3" style:display-name="ListLabel 5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4" style:display-name="ListLabel 5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5" style:display-name="ListLabel 5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6" style:display-name="ListLabel 5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7" style:display-name="ListLabel 5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8" style:display-name="ListLabel 5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9" style:display-name="ListLabel 5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0" style:display-name="ListLabel 6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1" style:display-name="ListLabel 6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2" style:display-name="ListLabel 6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3" style:display-name="ListLabel 6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4" style:display-name="ListLabel 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5" style:display-name="ListLabel 6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6" style:display-name="ListLabel 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7" style:display-name="ListLabel 6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8" style:display-name="ListLabel 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9" style:display-name="ListLabel 6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0" style:display-name="ListLabel 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1" style:display-name="ListLabel 7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2" style:display-name="ListLabel 7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3" style:display-name="ListLabel 7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4" style:display-name="ListLabel 7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5" style:display-name="ListLabel 7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6" style:display-name="ListLabel 7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7" style:display-name="ListLabel 7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8" style:display-name="ListLabel 7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9" style:display-name="ListLabel 7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0" style:display-name="ListLabel 8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1" style:display-name="ListLabel 8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2" style:display-name="ListLabel 8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3" style:display-name="ListLabel 8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4" style:display-name="ListLabel 8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5" style:display-name="ListLabel 8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6" style:display-name="ListLabel 8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7" style:display-name="ListLabel 8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8" style:display-name="ListLabel 8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9" style:display-name="ListLabel 8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0" style:display-name="ListLabel 9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1" style:display-name="ListLabel 9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2" style:display-name="ListLabel 9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3" style:display-name="ListLabel 9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4" style:display-name="ListLabel 9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5" style:display-name="ListLabel 9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6" style:display-name="ListLabel 9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7" style:display-name="ListLabel 9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8" style:display-name="ListLabel 9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9" style:display-name="ListLabel 9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0" style:display-name="ListLabel 10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1" style:display-name="ListLabel 10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2" style:display-name="ListLabel 10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3" style:display-name="ListLabel 10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4" style:display-name="ListLabel 10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5" style:display-name="ListLabel 10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6" style:display-name="ListLabel 10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7" style:display-name="ListLabel 10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8" style:display-name="ListLabel 10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9" style:display-name="ListLabel 10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0" style:display-name="ListLabel 11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1" style:display-name="ListLabel 11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2" style:display-name="ListLabel 11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3" style:display-name="ListLabel 11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4" style:display-name="ListLabel 11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5" style:display-name="ListLabel 11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6" style:display-name="ListLabel 11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7" style:display-name="ListLabel 11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8" style:display-name="ListLabel 11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9" style:display-name="ListLabel 11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0" style:display-name="ListLabel 12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1" style:display-name="ListLabel 12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2" style:display-name="ListLabel 12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3" style:display-name="ListLabel 12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4" style:display-name="ListLabel 12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5" style:display-name="ListLabel 12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6" style:display-name="ListLabel 12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7" style:display-name="ListLabel 12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8" style:display-name="ListLabel 1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9" style:display-name="ListLabel 1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0" style:display-name="ListLabel 1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1" style:display-name="ListLabel 1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2" style:display-name="ListLabel 1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3" style:display-name="ListLabel 1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4" style:display-name="ListLabel 1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5" style:display-name="ListLabel 1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6" style:display-name="ListLabel 1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7" style:display-name="ListLabel 13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8" style:display-name="ListLabel 13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9" style:display-name="ListLabel 13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0" style:display-name="ListLabel 14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1" style:display-name="ListLabel 14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2" style:display-name="ListLabel 14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3" style:display-name="ListLabel 14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4" style:display-name="ListLabel 14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5" style:display-name="ListLabel 14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6" style:display-name="ListLabel 14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7" style:display-name="ListLabel 14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8" style:display-name="ListLabel 14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9" style:display-name="ListLabel 14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0" style:display-name="ListLabel 15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1" style:display-name="ListLabel 15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2" style:display-name="ListLabel 15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3" style:display-name="ListLabel 15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4" style:display-name="ListLabel 15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5" style:display-name="ListLabel 15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6" style:display-name="ListLabel 15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7" style:display-name="ListLabel 15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8" style:display-name="ListLabel 15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9" style:display-name="ListLabel 15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0" style:display-name="ListLabel 16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1" style:display-name="ListLabel 16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2" style:display-name="ListLabel 16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3" style:display-name="ListLabel 16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4" style:display-name="ListLabel 1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5" style:display-name="ListLabel 16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6" style:display-name="ListLabel 1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7" style:display-name="ListLabel 16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8" style:display-name="ListLabel 1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9" style:display-name="ListLabel 16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0" style:display-name="ListLabel 1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1" style:display-name="ListLabel 17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2" style:display-name="ListLabel 17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3" style:display-name="ListLabel 17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4" style:display-name="ListLabel 17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5" style:display-name="ListLabel 17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6" style:display-name="ListLabel 17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7" style:display-name="ListLabel 17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8" style:display-name="ListLabel 17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9" style:display-name="ListLabel 17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0" style:display-name="ListLabel 18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 style:display-name="WWNum1">
      <text:list-level-style-bullet text:level="1" text:style-name="WW_CharLFO1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 style:display-name="WWNum2">
      <text:list-level-style-bullet text:level="1" text:style-name="WW_CharLFO2LVL1" text:bullet-char="●">
        <style:list-level-properties text:space-before="0.1562in" text:min-label-width="0.25in" text:list-level-position-and-space-mode="label-alignment">
          <style:list-level-label-alignment text:label-followed-by="listtab" fo:margin-left="0.4062in" fo:text-indent="-0.25in"/>
        </style:list-level-properties>
        <style:text-properties style:font-name="Arial"/>
      </text:list-level-style-bullet>
      <text:list-level-style-bullet text:level="2" text:style-name="WW_CharLFO2LVL2"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Arial"/>
      </text:list-level-style-bullet>
      <text:list-level-style-bullet text:level="3" text:style-name="WW_CharLFO2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Arial"/>
      </text:list-level-style-bullet>
      <text:list-level-style-bullet text:level="4" text:style-name="WW_CharLFO2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Arial"/>
      </text:list-level-style-bullet>
      <text:list-level-style-bullet text:level="5" text:style-name="WW_CharLFO2LVL5"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Arial"/>
      </text:list-level-style-bullet>
      <text:list-level-style-bullet text:level="6" text:style-name="WW_CharLFO2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Arial"/>
      </text:list-level-style-bullet>
      <text:list-level-style-bullet text:level="7" text:style-name="WW_CharLFO2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Arial"/>
      </text:list-level-style-bullet>
      <text:list-level-style-bullet text:level="8" text:style-name="WW_CharLFO2LVL8"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Arial"/>
      </text:list-level-style-bullet>
      <text:list-level-style-bullet text:level="9" text:style-name="WW_CharLFO2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Arial"/>
      </text:list-level-style-bullet>
    </text:list-style>
    <style:style style:name="WW_CharLFO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 style:display-name="WWNum3">
      <text:list-level-style-bullet text:level="1" text:style-name="WW_CharLFO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 style:display-name="WWNum4">
      <text:list-level-style-bullet text:level="1" text:style-name="WW_CharLFO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number text:level="3" text:style-name="WW_CharLFO4LVL3" style:num-suffix="." style:num-format="1">
        <style:list-level-properties text:space-before="0.6458in" text:min-label-width="0.25in" text:list-level-position-and-space-mode="label-alignment">
          <style:list-level-label-alignment text:label-followed-by="listtab" fo:margin-left="0.8958in" fo:text-indent="-0.25in"/>
        </style:list-level-properties>
      </text:list-level-style-number>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 style:display-name="WWNum5">
      <text:list-level-style-bullet text:level="1" text:style-name="WW_CharLFO5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number text:level="3" text:style-name="WW_CharLFO5LVL3" style:num-suffix="." style:num-format="1">
        <style:list-level-properties text:space-before="0.6458in" text:min-label-width="0.25in" text:list-level-position-and-space-mode="label-alignment">
          <style:list-level-label-alignment text:label-followed-by="listtab" fo:margin-left="0.8958in" fo:text-indent="-0.25in"/>
        </style:list-level-properties>
      </text:list-level-style-number>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6" style:display-name="WWNum6">
      <text:list-level-style-bullet text:level="1" text:style-name="WW_CharLFO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7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7" style:display-name="WWNum7">
      <text:list-level-style-bullet text:level="1" text:style-name="WW_CharLFO7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7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8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8" style:display-name="WWNum8">
      <text:list-level-style-bullet text:level="1" text:style-name="WW_CharLFO8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8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9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9" style:display-name="WWNum9">
      <text:list-level-style-bullet text:level="1" text:style-name="WW_CharLFO9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9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0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0" style:display-name="WWNum10">
      <text:list-level-style-bullet text:level="1" text:style-name="WW_CharLFO10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0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1" style:display-name="WWNum11">
      <text:list-level-style-bullet text:level="1" text:style-name="WW_CharLFO11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1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2" style:display-name="WWNum12">
      <text:list-level-style-bullet text:level="1" text:style-name="WW_CharLFO12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2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3" style:display-name="WWNum13">
      <text:list-level-style-bullet text:level="1" text:style-name="WW_CharLFO1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4" style:display-name="WWNum14">
      <text:list-level-style-bullet text:level="1" text:style-name="WW_CharLFO1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5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5" style:display-name="WWNum15">
      <text:list-level-style-bullet text:level="1" text:style-name="WW_CharLFO15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5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6" style:display-name="WWNum16">
      <text:list-level-style-bullet text:level="1" text:style-name="WW_CharLFO1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7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7" style:display-name="WWNum17">
      <text:list-level-style-number text:level="1" text:style-name="WW_CharLFO17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17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8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8" style:display-name="WWNum18">
      <text:list-level-style-number text:level="1" text:style-name="WW_CharLFO18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18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9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9" style:display-name="WWNum19">
      <text:list-level-style-number text:level="1" text:style-name="WW_CharLFO19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19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0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0" style:display-name="WWNum20">
      <text:list-level-style-bullet text:level="1" text:style-name="WW_CharLFO20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0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number text:level="3" text:style-name="WW_CharLFO20LVL3" style:num-suffix="." style:num-format="1">
        <style:list-level-properties text:space-before="0.6458in" text:min-label-width="0.25in" text:list-level-position-and-space-mode="label-alignment">
          <style:list-level-label-alignment text:label-followed-by="listtab" fo:margin-left="0.8958in" fo:text-indent="-0.25in"/>
        </style:list-level-properties>
      </text:list-level-style-number>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7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6" style:display-name="WWNum46">
      <text:list-level-style-number text:level="1" text:style-name="WW_CharLFO27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27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8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7" style:display-name="WWNum47">
      <text:list-level-style-number text:level="1" text:style-name="WW_CharLFO28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28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Título3Car" style:display-name="Título 3 Car" style:family="text" style:parent-style-name="Fuentedepárrafopredeter.">
      <style:text-properties fo:font-weight="bold" style:font-weight-asian="bold" fo:font-size="14pt" style:font-size-asian="14pt" style:font-size-complex="14pt"/>
    </style:style>
    <style:style style:name="WW_CharLFO29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8" style:display-name="WWNum48">
      <text:list-level-style-number text:level="1" text:style-name="WW_CharLFO29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29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29LVL3" text:bullet-char="■">
        <style:list-level-properties text:space-before="0.6458in" text:min-label-width="0.25in" text:list-level-position-and-space-mode="label-alignment">
          <style:list-level-label-alignment text:label-followed-by="listtab" fo:margin-left="0.8958in" fo:text-indent="-0.25in"/>
        </style:list-level-properties>
        <style:text-properties style:font-name="Aria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0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9" style:display-name="WWNum49">
      <text:list-level-style-number text:level="1" text:style-name="WW_CharLFO30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30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30LVL3" text:bullet-char="■">
        <style:list-level-properties text:space-before="0.6458in" text:min-label-width="0.25in" text:list-level-position-and-space-mode="label-alignment">
          <style:list-level-label-alignment text:label-followed-by="listtab" fo:margin-left="0.8958in" fo:text-indent="-0.25in"/>
        </style:list-level-properties>
        <style:text-properties style:font-name="Aria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1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0" style:display-name="WWNum50">
      <text:list-level-style-number text:level="1" text:style-name="WW_CharLFO31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31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31LVL3" text:bullet-char="■">
        <style:list-level-properties text:space-before="0.6458in" text:min-label-width="0.25in" text:list-level-position-and-space-mode="label-alignment">
          <style:list-level-label-alignment text:label-followed-by="listtab" fo:margin-left="0.8958in" fo:text-indent="-0.25in"/>
        </style:list-level-properties>
        <style:text-properties style:font-name="Aria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2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1" style:display-name="WWNum51">
      <text:list-level-style-number text:level="1" text:style-name="WW_CharLFO32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32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32LVL3" text:bullet-char="■">
        <style:list-level-properties text:space-before="0.6458in" text:min-label-width="0.25in" text:list-level-position-and-space-mode="label-alignment">
          <style:list-level-label-alignment text:label-followed-by="listtab" fo:margin-left="0.8958in" fo:text-indent="-0.25in"/>
        </style:list-level-properties>
        <style:text-properties style:font-name="Aria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Título2Car" style:display-name="Título 2 Car" style:family="text" style:parent-style-name="Fuentedepárrafopredeter.">
      <style:text-properties fo:font-weight="bold" style:font-weight-asian="bold" fo:font-size="18pt" style:font-size-asian="18pt" style:font-size-complex="18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pt" fo:hyphenate="false"/>
    </style:style>
    <style:style style:name="WW_CharLFO35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1" style:display-name="WWNum21">
      <text:list-level-style-number text:level="1" text:style-name="WW_CharLFO35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35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2" style:display-name="WWNum22">
      <text:list-level-style-bullet text:level="1" text:style-name="WW_CharLFO3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6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7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3" style:display-name="WWNum23">
      <text:list-level-style-bullet text:level="1" text:style-name="WW_CharLFO37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7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7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8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4" style:display-name="WWNum24">
      <text:list-level-style-bullet text:level="1" text:style-name="WW_CharLFO38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8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8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5" style:display-name="WWNum25">
      <text:list-level-style-bullet text:level="1" text:style-name="WW_CharLFO42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2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2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6" style:display-name="WWNum26">
      <text:list-level-style-bullet text:level="1" text:style-name="WW_CharLFO4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7" style:display-name="WWNum27">
      <text:list-level-style-bullet text:level="1" text:style-name="WW_CharLFO4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4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5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8" style:display-name="WWNum28">
      <text:list-level-style-bullet text:level="1" text:style-name="WW_CharLFO45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5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5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9" style:display-name="WWNum29">
      <text:list-level-style-bullet text:level="1" text:style-name="WW_CharLFO4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6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7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0" style:display-name="WWNum30">
      <text:list-level-style-bullet text:level="1" text:style-name="WW_CharLFO47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7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7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8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1" style:display-name="WWNum31">
      <text:list-level-style-bullet text:level="1" text:style-name="WW_CharLFO48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8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8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9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2" style:display-name="WWNum32">
      <text:list-level-style-bullet text:level="1" text:style-name="WW_CharLFO49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9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9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0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3" style:display-name="WWNum33">
      <text:list-level-style-bullet text:level="1" text:style-name="WW_CharLFO50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0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0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4" style:display-name="WWNum34">
      <text:list-level-style-bullet text:level="1" text:style-name="WW_CharLFO51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1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1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9" style:display-name="WWNum39">
      <text:list-level-style-bullet text:level="1" text:style-name="WW_CharLFO5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1" style:display-name="WWNum41">
      <text:list-level-style-bullet text:level="1" text:style-name="WW_CharLFO5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5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3" style:display-name="WWNum43">
      <text:list-level-style-bullet text:level="1" text:style-name="WW_CharLFO55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5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4" style:display-name="WWNum44">
      <text:list-level-style-bullet text:level="1" text:style-name="WW_CharLFO5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7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2" style:display-name="WWNum42">
      <text:list-level-style-bullet text:level="1" text:style-name="WW_CharLFO57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7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8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0" style:display-name="WWNum40">
      <text:list-level-style-bullet text:level="1" text:style-name="WW_CharLFO58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8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yen Brandolino</dc:creator>
    <meta:creation-date>2025-06-06T14:08:00Z</meta:creation-date>
    <dc:date>2025-06-06T17:08:00Z</dc:date>
    <meta:template xlink:href="Normal.dotm" xlink:type="simple"/>
    <meta:editing-cycles>3</meta:editing-cycles>
    <meta:editing-duration>PT6420S</meta:editing-duration>
    <meta:document-statistic meta:page-count="10" meta:paragraph-count="46" meta:word-count="3570" meta:character-count="23161" meta:row-count="163" meta:non-whitespace-character-count="19637"/>
  </office:meta>
</office:document-meta>
</file>